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cm" svg:height="16.587cm" svg:x="13.713cm" svg:y="0.053cm">
            <draw:object draw:notify-on-update-of-ranges="Sheet1.D4:Sheet1.D104 Sheet1.E4:Sheet1.E104 Sheet1.D4:Sheet1.D104 Sheet1.F4:Sheet1.F1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>
            <text:p>off</text:p>
          </table:table-cell>
          <table:table-cell office:value-type="string">
            <text:p>coef</text:p>
          </table:table-cell>
          <table:table-cell office:value-type="string">
            <text:p>coef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0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 table:number-columns-repeated="9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formula="of:=3.6*(-POWER([.A4]-0.5;2)+0.25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SIN([.D4]*[.$E$2]*PI()+[.$D$2])" office:value-type="float" office:value="0">
            <text:p>0</text:p>
          </table:table-cell>
          <table:table-cell table:formula="of:=[.E4]*[.$F$2]+[.D4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formula="of:=[.A4]+0.05" office:value-type="float" office:value="0.05">
            <text:p>0.05</text:p>
          </table:table-cell>
          <table:table-cell table:formula="of:=3.6*(-POWER([.A5]-0.5;2)+0.25)" office:value-type="float" office:value="0.171">
            <text:p>0.171</text:p>
          </table:table-cell>
          <table:table-cell/>
          <table:table-cell table:formula="of:=[.D4]+0.01" office:value-type="float" office:value="0.01">
            <text:p>0.01</text:p>
          </table:table-cell>
          <table:table-cell table:formula="of:=SIN([.D5]*[.$E$2]*PI()+[.$D$2])" office:value-type="float" office:value="0.481753674101715">
            <text:p>0.4817536741</text:p>
          </table:table-cell>
          <table:table-cell table:formula="of:=[.E5]*[.$F$2]+[.D5]" office:value-type="float" office:value="0.0485402939281372">
            <text:p>0.0485402939</text:p>
          </table:table-cell>
          <table:table-cell table:number-columns-repeated="8"/>
          <table:table-cell table:formula="of:=CONCATENATE(&quot;l.Add(new Point(&quot;;ROUND([.D4];2);&quot;, &quot;;ROUND([.F4];3);&quot;));&quot;)" office:value-type="string" office:string-value="l.Add(new Point(0, 0));">
            <text:p>l.Add(new Point(0, 0));</text:p>
          </table:table-cell>
        </table:table-row>
        <table:table-row table:style-name="ro1">
          <table:table-cell table:formula="of:=[.A5]+0.05" office:value-type="float" office:value="0.1">
            <text:p>0.1</text:p>
          </table:table-cell>
          <table:table-cell table:formula="of:=3.6*(-POWER([.A6]-0.5;2)+0.25)" office:value-type="float" office:value="0.324">
            <text:p>0.324</text:p>
          </table:table-cell>
          <table:table-cell/>
          <table:table-cell table:formula="of:=[.D5]+0.01" office:value-type="float" office:value="0.02">
            <text:p>0.02</text:p>
          </table:table-cell>
          <table:table-cell table:formula="of:=SIN([.D6]*[.$E$2]*PI()+[.$D$2])" office:value-type="float" office:value="0.844327925502015">
            <text:p>0.8443279255</text:p>
          </table:table-cell>
          <table:table-cell table:formula="of:=[.E6]*[.$F$2]+[.D6]" office:value-type="float" office:value="0.0875462340401612">
            <text:p>0.087546234</text:p>
          </table:table-cell>
          <table:table-cell table:number-columns-repeated="8"/>
          <table:table-cell table:formula="of:=CONCATENATE(&quot;l.Add(new Point(&quot;;ROUND([.D5];2);&quot;, &quot;;ROUND([.F5];3);&quot;));&quot;)" office:value-type="string" office:string-value="l.Add(new Point(0.01, 0.049));">
            <text:p>l.Add(new Point(0.01, 0.049));</text:p>
          </table:table-cell>
        </table:table-row>
        <table:table-row table:style-name="ro1">
          <table:table-cell table:formula="of:=[.A6]+0.05" office:value-type="float" office:value="0.15">
            <text:p>0.15</text:p>
          </table:table-cell>
          <table:table-cell table:formula="of:=3.6*(-POWER([.A7]-0.5;2)+0.25)" office:value-type="float" office:value="0.459">
            <text:p>0.459</text:p>
          </table:table-cell>
          <table:table-cell/>
          <table:table-cell table:formula="of:=[.D6]+0.01" office:value-type="float" office:value="0.03">
            <text:p>0.03</text:p>
          </table:table-cell>
          <table:table-cell table:formula="of:=SIN([.D7]*[.$E$2]*PI()+[.$D$2])" office:value-type="float" office:value="0.998026728428271">
            <text:p>0.9980267284</text:p>
          </table:table-cell>
          <table:table-cell table:formula="of:=[.E7]*[.$F$2]+[.D7]" office:value-type="float" office:value="0.109842138274262">
            <text:p>0.1098421383</text:p>
          </table:table-cell>
          <table:table-cell table:number-columns-repeated="8"/>
          <table:table-cell table:formula="of:=CONCATENATE(&quot;l.Add(new Point(&quot;;ROUND([.D6];2);&quot;, &quot;;ROUND([.F6];3);&quot;));&quot;)" office:value-type="string" office:string-value="l.Add(new Point(0.02, 0.088));">
            <text:p>l.Add(new Point(0.02, 0.088));</text:p>
          </table:table-cell>
        </table:table-row>
        <table:table-row table:style-name="ro1">
          <table:table-cell table:formula="of:=[.A7]+0.05" office:value-type="float" office:value="0.2">
            <text:p>0.2</text:p>
          </table:table-cell>
          <table:table-cell table:formula="of:=3.6*(-POWER([.A8]-0.5;2)+0.25)" office:value-type="float" office:value="0.576">
            <text:p>0.576</text:p>
          </table:table-cell>
          <table:table-cell/>
          <table:table-cell table:formula="of:=[.D7]+0.01" office:value-type="float" office:value="0.04">
            <text:p>0.04</text:p>
          </table:table-cell>
          <table:table-cell table:formula="of:=SIN([.D8]*[.$E$2]*PI()+[.$D$2])" office:value-type="float" office:value="0.90482705246602">
            <text:p>0.9048270525</text:p>
          </table:table-cell>
          <table:table-cell table:formula="of:=[.E8]*[.$F$2]+[.D8]" office:value-type="float" office:value="0.112386164197282">
            <text:p>0.1123861642</text:p>
          </table:table-cell>
          <table:table-cell table:number-columns-repeated="8"/>
          <table:table-cell table:formula="of:=CONCATENATE(&quot;l.Add(new Point(&quot;;ROUND([.D7];2);&quot;, &quot;;ROUND([.F7];3);&quot;));&quot;)" office:value-type="string" office:string-value="l.Add(new Point(0.03, 0.11));">
            <text:p>l.Add(new Point(0.03, 0.11));</text:p>
          </table:table-cell>
        </table:table-row>
        <table:table-row table:style-name="ro1">
          <table:table-cell table:formula="of:=[.A8]+0.05" office:value-type="float" office:value="0.25">
            <text:p>0.25</text:p>
          </table:table-cell>
          <table:table-cell table:formula="of:=3.6*(-POWER([.A9]-0.5;2)+0.25)" office:value-type="float" office:value="0.675">
            <text:p>0.675</text:p>
          </table:table-cell>
          <table:table-cell/>
          <table:table-cell table:formula="of:=[.D8]+0.01" office:value-type="float" office:value="0.05">
            <text:p>0.05</text:p>
          </table:table-cell>
          <table:table-cell table:formula="of:=SIN([.D9]*[.$E$2]*PI()+[.$D$2])" office:value-type="float" office:value="0.587785252292473">
            <text:p>0.5877852523</text:p>
          </table:table-cell>
          <table:table-cell table:formula="of:=[.E9]*[.$F$2]+[.D9]" office:value-type="float" office:value="0.0970228201833979">
            <text:p>0.0970228202</text:p>
          </table:table-cell>
          <table:table-cell table:number-columns-repeated="8"/>
          <table:table-cell table:formula="of:=CONCATENATE(&quot;l.Add(new Point(&quot;;ROUND([.D8];2);&quot;, &quot;;ROUND([.F8];3);&quot;));&quot;)" office:value-type="string" office:string-value="l.Add(new Point(0.04, 0.112));">
            <text:p>l.Add(new Point(0.04, 0.112));</text:p>
          </table:table-cell>
        </table:table-row>
        <table:table-row table:style-name="ro1">
          <table:table-cell table:formula="of:=[.A9]+0.05" office:value-type="float" office:value="0.3">
            <text:p>0.3</text:p>
          </table:table-cell>
          <table:table-cell table:formula="of:=3.6*(-POWER([.A10]-0.5;2)+0.25)" office:value-type="float" office:value="0.756">
            <text:p>0.756</text:p>
          </table:table-cell>
          <table:table-cell/>
          <table:table-cell table:formula="of:=[.D9]+0.01" office:value-type="float" office:value="0.06">
            <text:p>0.06</text:p>
          </table:table-cell>
          <table:table-cell table:formula="of:=SIN([.D10]*[.$E$2]*PI()+[.$D$2])" office:value-type="float" office:value="0.125333233564304">
            <text:p>0.1253332336</text:p>
          </table:table-cell>
          <table:table-cell table:formula="of:=[.E10]*[.$F$2]+[.D10]" office:value-type="float" office:value="0.0700266586851443">
            <text:p>0.0700266587</text:p>
          </table:table-cell>
          <table:table-cell table:number-columns-repeated="8"/>
          <table:table-cell table:formula="of:=CONCATENATE(&quot;l.Add(new Point(&quot;;ROUND([.D9];2);&quot;, &quot;;ROUND([.F9];3);&quot;));&quot;)" office:value-type="string" office:string-value="l.Add(new Point(0.05, 0.097));">
            <text:p>l.Add(new Point(0.05, 0.097));</text:p>
          </table:table-cell>
        </table:table-row>
        <table:table-row table:style-name="ro1">
          <table:table-cell table:formula="of:=[.A10]+0.05" office:value-type="float" office:value="0.35">
            <text:p>0.35</text:p>
          </table:table-cell>
          <table:table-cell table:formula="of:=3.6*(-POWER([.A11]-0.5;2)+0.25)" office:value-type="float" office:value="0.819">
            <text:p>0.819</text:p>
          </table:table-cell>
          <table:table-cell/>
          <table:table-cell table:formula="of:=[.D10]+0.01" office:value-type="float" office:value="0.07">
            <text:p>0.07</text:p>
          </table:table-cell>
          <table:table-cell table:formula="of:=SIN([.D11]*[.$E$2]*PI()+[.$D$2])" office:value-type="float" office:value="-0.368124552684678">
            <text:p>-0.3681245527</text:p>
          </table:table-cell>
          <table:table-cell table:formula="of:=[.E11]*[.$F$2]+[.D11]" office:value-type="float" office:value="0.0405500357852257">
            <text:p>0.0405500358</text:p>
          </table:table-cell>
          <table:table-cell table:number-columns-repeated="8"/>
          <table:table-cell table:formula="of:=CONCATENATE(&quot;l.Add(new Point(&quot;;ROUND([.D10];2);&quot;, &quot;;ROUND([.F10];3);&quot;));&quot;)" office:value-type="string" office:string-value="l.Add(new Point(0.06, 0.07));">
            <text:p>l.Add(new Point(0.06, 0.07));</text:p>
          </table:table-cell>
        </table:table-row>
        <table:table-row table:style-name="ro1">
          <table:table-cell table:formula="of:=[.A11]+0.05" office:value-type="float" office:value="0.4">
            <text:p>0.4</text:p>
          </table:table-cell>
          <table:table-cell table:formula="of:=3.6*(-POWER([.A12]-0.5;2)+0.25)" office:value-type="float" office:value="0.864">
            <text:p>0.864</text:p>
          </table:table-cell>
          <table:table-cell/>
          <table:table-cell table:formula="of:=[.D11]+0.01" office:value-type="float" office:value="0.08">
            <text:p>0.08</text:p>
          </table:table-cell>
          <table:table-cell table:formula="of:=SIN([.D12]*[.$E$2]*PI()+[.$D$2])" office:value-type="float" office:value="-0.770513242775789">
            <text:p>-0.7705132428</text:p>
          </table:table-cell>
          <table:table-cell table:formula="of:=[.E12]*[.$F$2]+[.D12]" office:value-type="float" office:value="0.0183589405779368">
            <text:p>0.0183589406</text:p>
          </table:table-cell>
          <table:table-cell table:number-columns-repeated="8"/>
          <table:table-cell table:formula="of:=CONCATENATE(&quot;l.Add(new Point(&quot;;ROUND([.D11];2);&quot;, &quot;;ROUND([.F11];3);&quot;));&quot;)" office:value-type="string" office:string-value="l.Add(new Point(0.07, 0.041));">
            <text:p>l.Add(new Point(0.07, 0.041));</text:p>
          </table:table-cell>
        </table:table-row>
        <table:table-row table:style-name="ro1">
          <table:table-cell table:formula="of:=[.A12]+0.05" office:value-type="float" office:value="0.45">
            <text:p>0.45</text:p>
          </table:table-cell>
          <table:table-cell table:formula="of:=3.6*(-POWER([.A13]-0.5;2)+0.25)" office:value-type="float" office:value="0.891">
            <text:p>0.891</text:p>
          </table:table-cell>
          <table:table-cell/>
          <table:table-cell table:formula="of:=[.D12]+0.01" office:value-type="float" office:value="0.09">
            <text:p>0.09</text:p>
          </table:table-cell>
          <table:table-cell table:formula="of:=SIN([.D13]*[.$E$2]*PI()+[.$D$2])" office:value-type="float" office:value="-0.982287250728689">
            <text:p>-0.9822872507</text:p>
          </table:table-cell>
          <table:table-cell table:formula="of:=[.E13]*[.$F$2]+[.D13]" office:value-type="float" office:value="0.0114170199417049">
            <text:p>0.0114170199</text:p>
          </table:table-cell>
          <table:table-cell table:number-columns-repeated="8"/>
          <table:table-cell table:formula="of:=CONCATENATE(&quot;l.Add(new Point(&quot;;ROUND([.D12];2);&quot;, &quot;;ROUND([.F12];3);&quot;));&quot;)" office:value-type="string" office:string-value="l.Add(new Point(0.08, 0.018));">
            <text:p>l.Add(new Point(0.08, 0.018));</text:p>
          </table:table-cell>
        </table:table-row>
        <table:table-row table:style-name="ro1">
          <table:table-cell table:formula="of:=[.A13]+0.05" office:value-type="float" office:value="0.5">
            <text:p>0.5</text:p>
          </table:table-cell>
          <table:table-cell table:formula="of:=3.6*(-POWER([.A14]-0.5;2)+0.25)" office:value-type="float" office:value="0.9">
            <text:p>0.9</text:p>
          </table:table-cell>
          <table:table-cell/>
          <table:table-cell table:formula="of:=[.D13]+0.01" office:value-type="float" office:value="0.1">
            <text:p>0.1</text:p>
          </table:table-cell>
          <table:table-cell table:formula="of:=SIN([.D14]*[.$E$2]*PI()+[.$D$2])" office:value-type="float" office:value="-0.951056516295154">
            <text:p>-0.9510565163</text:p>
          </table:table-cell>
          <table:table-cell table:formula="of:=[.E14]*[.$F$2]+[.D14]" office:value-type="float" office:value="0.0239154786963877">
            <text:p>0.0239154787</text:p>
          </table:table-cell>
          <table:table-cell table:number-columns-repeated="8"/>
          <table:table-cell table:formula="of:=CONCATENATE(&quot;l.Add(new Point(&quot;;ROUND([.D13];2);&quot;, &quot;;ROUND([.F13];3);&quot;));&quot;)" office:value-type="string" office:string-value="l.Add(new Point(0.09, 0.011));">
            <text:p>l.Add(new Point(0.09, 0.011));</text:p>
          </table:table-cell>
        </table:table-row>
        <table:table-row table:style-name="ro1">
          <table:table-cell table:formula="of:=[.A14]+0.05" office:value-type="float" office:value="0.55">
            <text:p>0.55</text:p>
          </table:table-cell>
          <table:table-cell table:formula="of:=3.6*(-POWER([.A15]-0.5;2)+0.25)" office:value-type="float" office:value="0.891">
            <text:p>0.891</text:p>
          </table:table-cell>
          <table:table-cell/>
          <table:table-cell table:formula="of:=[.D14]+0.01" office:value-type="float" office:value="0.11">
            <text:p>0.11</text:p>
          </table:table-cell>
          <table:table-cell table:formula="of:=SIN([.D15]*[.$E$2]*PI()+[.$D$2])" office:value-type="float" office:value="-0.68454710592869">
            <text:p>-0.6845471059</text:p>
          </table:table-cell>
          <table:table-cell table:formula="of:=[.E15]*[.$F$2]+[.D15]" office:value-type="float" office:value="0.0552362315257048">
            <text:p>0.0552362315</text:p>
          </table:table-cell>
          <table:table-cell table:number-columns-repeated="8"/>
          <table:table-cell table:formula="of:=CONCATENATE(&quot;l.Add(new Point(&quot;;ROUND([.D14];2);&quot;, &quot;;ROUND([.F14];3);&quot;));&quot;)" office:value-type="string" office:string-value="l.Add(new Point(0.1, 0.024));">
            <text:p>l.Add(new Point(0.1, 0.024));</text:p>
          </table:table-cell>
        </table:table-row>
        <table:table-row table:style-name="ro1">
          <table:table-cell table:formula="of:=[.A15]+0.05" office:value-type="float" office:value="0.6">
            <text:p>0.6</text:p>
          </table:table-cell>
          <table:table-cell table:formula="of:=3.6*(-POWER([.A16]-0.5;2)+0.25)" office:value-type="float" office:value="0.864">
            <text:p>0.864</text:p>
          </table:table-cell>
          <table:table-cell/>
          <table:table-cell table:formula="of:=[.D15]+0.01" office:value-type="float" office:value="0.12">
            <text:p>0.12</text:p>
          </table:table-cell>
          <table:table-cell table:formula="of:=SIN([.D16]*[.$E$2]*PI()+[.$D$2])" office:value-type="float" office:value="-0.248689887164856">
            <text:p>-0.2486898872</text:p>
          </table:table-cell>
          <table:table-cell table:formula="of:=[.E16]*[.$F$2]+[.D16]" office:value-type="float" office:value="0.100104809026811">
            <text:p>0.100104809</text:p>
          </table:table-cell>
          <table:table-cell table:number-columns-repeated="8"/>
          <table:table-cell table:formula="of:=CONCATENATE(&quot;l.Add(new Point(&quot;;ROUND([.D15];2);&quot;, &quot;;ROUND([.F15];3);&quot;));&quot;)" office:value-type="string" office:string-value="l.Add(new Point(0.11, 0.055));">
            <text:p>l.Add(new Point(0.11, 0.055));</text:p>
          </table:table-cell>
        </table:table-row>
        <table:table-row table:style-name="ro1">
          <table:table-cell table:formula="of:=[.A16]+0.05" office:value-type="float" office:value="0.65">
            <text:p>0.65</text:p>
          </table:table-cell>
          <table:table-cell table:formula="of:=3.6*(-POWER([.A17]-0.5;2)+0.25)" office:value-type="float" office:value="0.819">
            <text:p>0.819</text:p>
          </table:table-cell>
          <table:table-cell/>
          <table:table-cell table:formula="of:=[.D16]+0.01" office:value-type="float" office:value="0.13">
            <text:p>0.13</text:p>
          </table:table-cell>
          <table:table-cell table:formula="of:=SIN([.D17]*[.$E$2]*PI()+[.$D$2])" office:value-type="float" office:value="0.248689887164853">
            <text:p>0.2486898872</text:p>
          </table:table-cell>
          <table:table-cell table:formula="of:=[.E17]*[.$F$2]+[.D17]" office:value-type="float" office:value="0.149895190973188">
            <text:p>0.149895191</text:p>
          </table:table-cell>
          <table:table-cell table:number-columns-repeated="8"/>
          <table:table-cell table:formula="of:=CONCATENATE(&quot;l.Add(new Point(&quot;;ROUND([.D16];2);&quot;, &quot;;ROUND([.F16];3);&quot;));&quot;)" office:value-type="string" office:string-value="l.Add(new Point(0.12, 0.1));">
            <text:p>l.Add(new Point(0.12, 0.1));</text:p>
          </table:table-cell>
        </table:table-row>
        <table:table-row table:style-name="ro1">
          <table:table-cell table:formula="of:=[.A17]+0.05" office:value-type="float" office:value="0.7">
            <text:p>0.7</text:p>
          </table:table-cell>
          <table:table-cell table:formula="of:=3.6*(-POWER([.A18]-0.5;2)+0.25)" office:value-type="float" office:value="0.756">
            <text:p>0.756</text:p>
          </table:table-cell>
          <table:table-cell/>
          <table:table-cell table:formula="of:=[.D17]+0.01" office:value-type="float" office:value="0.14">
            <text:p>0.14</text:p>
          </table:table-cell>
          <table:table-cell table:formula="of:=SIN([.D18]*[.$E$2]*PI()+[.$D$2])" office:value-type="float" office:value="0.684547105928688">
            <text:p>0.6845471059</text:p>
          </table:table-cell>
          <table:table-cell table:formula="of:=[.E18]*[.$F$2]+[.D18]" office:value-type="float" office:value="0.194763768474295">
            <text:p>0.1947637685</text:p>
          </table:table-cell>
          <table:table-cell table:number-columns-repeated="8"/>
          <table:table-cell table:formula="of:=CONCATENATE(&quot;l.Add(new Point(&quot;;ROUND([.D17];2);&quot;, &quot;;ROUND([.F17];3);&quot;));&quot;)" office:value-type="string" office:string-value="l.Add(new Point(0.13, 0.15));">
            <text:p>l.Add(new Point(0.13, 0.15));</text:p>
          </table:table-cell>
        </table:table-row>
        <table:table-row table:style-name="ro1">
          <table:table-cell table:formula="of:=[.A18]+0.05" office:value-type="float" office:value="0.75">
            <text:p>0.75</text:p>
          </table:table-cell>
          <table:table-cell table:formula="of:=3.6*(-POWER([.A19]-0.5;2)+0.25)" office:value-type="float" office:value="0.675">
            <text:p>0.675</text:p>
          </table:table-cell>
          <table:table-cell/>
          <table:table-cell table:formula="of:=[.D18]+0.01" office:value-type="float" office:value="0.15">
            <text:p>0.15</text:p>
          </table:table-cell>
          <table:table-cell table:formula="of:=SIN([.D19]*[.$E$2]*PI()+[.$D$2])" office:value-type="float" office:value="0.951056516295153">
            <text:p>0.9510565163</text:p>
          </table:table-cell>
          <table:table-cell table:formula="of:=[.E19]*[.$F$2]+[.D19]" office:value-type="float" office:value="0.226084521303612">
            <text:p>0.2260845213</text:p>
          </table:table-cell>
          <table:table-cell table:number-columns-repeated="8"/>
          <table:table-cell table:formula="of:=CONCATENATE(&quot;l.Add(new Point(&quot;;ROUND([.D18];2);&quot;, &quot;;ROUND([.F18];3);&quot;));&quot;)" office:value-type="string" office:string-value="l.Add(new Point(0.14, 0.195));">
            <text:p>l.Add(new Point(0.14, 0.195));</text:p>
          </table:table-cell>
        </table:table-row>
        <table:table-row table:style-name="ro1">
          <table:table-cell table:formula="of:=[.A19]+0.05" office:value-type="float" office:value="0.8">
            <text:p>0.8</text:p>
          </table:table-cell>
          <table:table-cell table:formula="of:=3.6*(-POWER([.A20]-0.5;2)+0.25)" office:value-type="float" office:value="0.576">
            <text:p>0.576</text:p>
          </table:table-cell>
          <table:table-cell/>
          <table:table-cell table:formula="of:=[.D19]+0.01" office:value-type="float" office:value="0.16">
            <text:p>0.16</text:p>
          </table:table-cell>
          <table:table-cell table:formula="of:=SIN([.D20]*[.$E$2]*PI()+[.$D$2])" office:value-type="float" office:value="0.982287250728689">
            <text:p>0.9822872507</text:p>
          </table:table-cell>
          <table:table-cell table:formula="of:=[.E20]*[.$F$2]+[.D20]" office:value-type="float" office:value="0.238582980058295">
            <text:p>0.2385829801</text:p>
          </table:table-cell>
          <table:table-cell table:number-columns-repeated="8"/>
          <table:table-cell table:formula="of:=CONCATENATE(&quot;l.Add(new Point(&quot;;ROUND([.D19];2);&quot;, &quot;;ROUND([.F19];3);&quot;));&quot;)" office:value-type="string" office:string-value="l.Add(new Point(0.15, 0.226));">
            <text:p>l.Add(new Point(0.15, 0.226));</text:p>
          </table:table-cell>
        </table:table-row>
        <table:table-row table:style-name="ro1">
          <table:table-cell table:formula="of:=[.A20]+0.05" office:value-type="float" office:value="0.85">
            <text:p>0.85</text:p>
          </table:table-cell>
          <table:table-cell table:formula="of:=3.6*(-POWER([.A21]-0.5;2)+0.25)" office:value-type="float" office:value="0.458999999999999">
            <text:p>0.459</text:p>
          </table:table-cell>
          <table:table-cell/>
          <table:table-cell table:formula="of:=[.D20]+0.01" office:value-type="float" office:value="0.17">
            <text:p>0.17</text:p>
          </table:table-cell>
          <table:table-cell table:formula="of:=SIN([.D21]*[.$E$2]*PI()+[.$D$2])" office:value-type="float" office:value="0.770513242775789">
            <text:p>0.7705132428</text:p>
          </table:table-cell>
          <table:table-cell table:formula="of:=[.E21]*[.$F$2]+[.D21]" office:value-type="float" office:value="0.231641059422063">
            <text:p>0.2316410594</text:p>
          </table:table-cell>
          <table:table-cell table:number-columns-repeated="8"/>
          <table:table-cell table:formula="of:=CONCATENATE(&quot;l.Add(new Point(&quot;;ROUND([.D20];2);&quot;, &quot;;ROUND([.F20];3);&quot;));&quot;)" office:value-type="string" office:string-value="l.Add(new Point(0.16, 0.239));">
            <text:p>l.Add(new Point(0.16, 0.239));</text:p>
          </table:table-cell>
        </table:table-row>
        <table:table-row table:style-name="ro1">
          <table:table-cell table:formula="of:=[.A21]+0.05" office:value-type="float" office:value="0.9">
            <text:p>0.9</text:p>
          </table:table-cell>
          <table:table-cell table:formula="of:=3.6*(-POWER([.A22]-0.5;2)+0.25)" office:value-type="float" office:value="0.323999999999999">
            <text:p>0.324</text:p>
          </table:table-cell>
          <table:table-cell/>
          <table:table-cell table:formula="of:=[.D21]+0.01" office:value-type="float" office:value="0.18">
            <text:p>0.18</text:p>
          </table:table-cell>
          <table:table-cell table:formula="of:=SIN([.D22]*[.$E$2]*PI()+[.$D$2])" office:value-type="float" office:value="0.368124552684678">
            <text:p>0.3681245527</text:p>
          </table:table-cell>
          <table:table-cell table:formula="of:=[.E22]*[.$F$2]+[.D22]" office:value-type="float" office:value="0.209449964214774">
            <text:p>0.2094499642</text:p>
          </table:table-cell>
          <table:table-cell table:number-columns-repeated="8"/>
          <table:table-cell table:formula="of:=CONCATENATE(&quot;l.Add(new Point(&quot;;ROUND([.D21];2);&quot;, &quot;;ROUND([.F21];3);&quot;));&quot;)" office:value-type="string" office:string-value="l.Add(new Point(0.17, 0.232));">
            <text:p>l.Add(new Point(0.17, 0.232));</text:p>
          </table:table-cell>
        </table:table-row>
        <table:table-row table:style-name="ro1">
          <table:table-cell table:formula="of:=[.A22]+0.05" office:value-type="float" office:value="0.95">
            <text:p>0.95</text:p>
          </table:table-cell>
          <table:table-cell table:formula="of:=3.6*(-POWER([.A23]-0.5;2)+0.25)" office:value-type="float" office:value="0.170999999999999">
            <text:p>0.171</text:p>
          </table:table-cell>
          <table:table-cell/>
          <table:table-cell table:formula="of:=[.D22]+0.01" office:value-type="float" office:value="0.19">
            <text:p>0.19</text:p>
          </table:table-cell>
          <table:table-cell table:formula="of:=SIN([.D23]*[.$E$2]*PI()+[.$D$2])" office:value-type="float" office:value="-0.125333233564305">
            <text:p>-0.1253332336</text:p>
          </table:table-cell>
          <table:table-cell table:formula="of:=[.E23]*[.$F$2]+[.D23]" office:value-type="float" office:value="0.179973341314856">
            <text:p>0.1799733413</text:p>
          </table:table-cell>
          <table:table-cell table:number-columns-repeated="8"/>
          <table:table-cell table:formula="of:=CONCATENATE(&quot;l.Add(new Point(&quot;;ROUND([.D22];2);&quot;, &quot;;ROUND([.F22];3);&quot;));&quot;)" office:value-type="string" office:string-value="l.Add(new Point(0.18, 0.209));">
            <text:p>l.Add(new Point(0.18, 0.209));</text:p>
          </table:table-cell>
        </table:table-row>
        <table:table-row table:style-name="ro1">
          <table:table-cell table:formula="of:=[.A23]+0.05" office:value-type="float" office:value="1">
            <text:p>1</text:p>
          </table:table-cell>
          <table:table-cell table:formula="of:=3.6*(-POWER([.A24]-0.5;2)+0.25)" office:value-type="float" office:value="0">
            <text:p>0</text:p>
          </table:table-cell>
          <table:table-cell/>
          <table:table-cell table:formula="of:=[.D23]+0.01" office:value-type="float" office:value="0.2">
            <text:p>0.2</text:p>
          </table:table-cell>
          <table:table-cell table:formula="of:=SIN([.D24]*[.$E$2]*PI()+[.$D$2])" office:value-type="float" office:value="-0.587785252292474">
            <text:p>-0.5877852523</text:p>
          </table:table-cell>
          <table:table-cell table:formula="of:=[.E24]*[.$F$2]+[.D24]" office:value-type="float" office:value="0.152977179816602">
            <text:p>0.1529771798</text:p>
          </table:table-cell>
          <table:table-cell table:number-columns-repeated="8"/>
          <table:table-cell table:formula="of:=CONCATENATE(&quot;l.Add(new Point(&quot;;ROUND([.D23];2);&quot;, &quot;;ROUND([.F23];3);&quot;));&quot;)" office:value-type="string" office:string-value="l.Add(new Point(0.19, 0.18));">
            <text:p>l.Add(new Point(0.19, 0.18));</text:p>
          </table:table-cell>
        </table:table-row>
        <table:table-row table:style-name="ro1">
          <table:table-cell/>
          <table:table-cell table:number-columns-repeated="2"/>
          <table:table-cell table:formula="of:=[.D24]+0.01" office:value-type="float" office:value="0.21">
            <text:p>0.21</text:p>
          </table:table-cell>
          <table:table-cell table:formula="of:=SIN([.D25]*[.$E$2]*PI()+[.$D$2])" office:value-type="float" office:value="-0.90482705246602">
            <text:p>-0.9048270525</text:p>
          </table:table-cell>
          <table:table-cell table:formula="of:=[.E25]*[.$F$2]+[.D25]" office:value-type="float" office:value="0.137613835802718">
            <text:p>0.1376138358</text:p>
          </table:table-cell>
          <table:table-cell table:number-columns-repeated="8"/>
          <table:table-cell table:formula="of:=CONCATENATE(&quot;l.Add(new Point(&quot;;ROUND([.D24];2);&quot;, &quot;;ROUND([.F24];3);&quot;));&quot;)" office:value-type="string" office:string-value="l.Add(new Point(0.2, 0.153));">
            <text:p>l.Add(new Point(0.2, 0.153));</text:p>
          </table:table-cell>
        </table:table-row>
        <table:table-row table:style-name="ro1">
          <table:table-cell/>
          <table:table-cell table:number-columns-repeated="2"/>
          <table:table-cell table:formula="of:=[.D25]+0.01" office:value-type="float" office:value="0.22">
            <text:p>0.22</text:p>
          </table:table-cell>
          <table:table-cell table:formula="of:=SIN([.D26]*[.$E$2]*PI()+[.$D$2])" office:value-type="float" office:value="-0.998026728428271">
            <text:p>-0.9980267284</text:p>
          </table:table-cell>
          <table:table-cell table:formula="of:=[.E26]*[.$F$2]+[.D26]" office:value-type="float" office:value="0.140157861725738">
            <text:p>0.1401578617</text:p>
          </table:table-cell>
          <table:table-cell table:number-columns-repeated="8"/>
          <table:table-cell table:formula="of:=CONCATENATE(&quot;l.Add(new Point(&quot;;ROUND([.D25];2);&quot;, &quot;;ROUND([.F25];3);&quot;));&quot;)" office:value-type="string" office:string-value="l.Add(new Point(0.21, 0.138));">
            <text:p>l.Add(new Point(0.21, 0.138));</text:p>
          </table:table-cell>
        </table:table-row>
        <table:table-row table:style-name="ro1">
          <table:table-cell/>
          <table:table-cell table:number-columns-repeated="2"/>
          <table:table-cell table:formula="of:=[.D26]+0.01" office:value-type="float" office:value="0.23">
            <text:p>0.23</text:p>
          </table:table-cell>
          <table:table-cell table:formula="of:=SIN([.D27]*[.$E$2]*PI()+[.$D$2])" office:value-type="float" office:value="-0.844327925502013">
            <text:p>-0.8443279255</text:p>
          </table:table-cell>
          <table:table-cell table:formula="of:=[.E27]*[.$F$2]+[.D27]" office:value-type="float" office:value="0.162453765959839">
            <text:p>0.162453766</text:p>
          </table:table-cell>
          <table:table-cell table:number-columns-repeated="8"/>
          <table:table-cell table:formula="of:=CONCATENATE(&quot;l.Add(new Point(&quot;;ROUND([.D26];2);&quot;, &quot;;ROUND([.F26];3);&quot;));&quot;)" office:value-type="string" office:string-value="l.Add(new Point(0.22, 0.14));">
            <text:p>l.Add(new Point(0.22, 0.14));</text:p>
          </table:table-cell>
        </table:table-row>
        <table:table-row table:style-name="ro1">
          <table:table-cell/>
          <table:table-cell table:number-columns-repeated="2"/>
          <table:table-cell table:formula="of:=[.D27]+0.01" office:value-type="float" office:value="0.24">
            <text:p>0.24</text:p>
          </table:table-cell>
          <table:table-cell table:formula="of:=SIN([.D28]*[.$E$2]*PI()+[.$D$2])" office:value-type="float" office:value="-0.481753674101712">
            <text:p>-0.4817536741</text:p>
          </table:table-cell>
          <table:table-cell table:formula="of:=[.E28]*[.$F$2]+[.D28]" office:value-type="float" office:value="0.201459706071863">
            <text:p>0.2014597061</text:p>
          </table:table-cell>
          <table:table-cell table:number-columns-repeated="8"/>
          <table:table-cell table:formula="of:=CONCATENATE(&quot;l.Add(new Point(&quot;;ROUND([.D27];2);&quot;, &quot;;ROUND([.F27];3);&quot;));&quot;)" office:value-type="string" office:string-value="l.Add(new Point(0.23, 0.162));">
            <text:p>l.Add(new Point(0.23, 0.162));</text:p>
          </table:table-cell>
        </table:table-row>
        <table:table-row table:style-name="ro1">
          <table:table-cell table:number-columns-repeated="3"/>
          <table:table-cell table:formula="of:=[.D28]+0.01" office:value-type="float" office:value="0.25">
            <text:p>0.25</text:p>
          </table:table-cell>
          <table:table-cell table:formula="of:=SIN([.D29]*[.$E$2]*PI()+[.$D$2])" office:value-type="float" office:value="3.06285495914156E-015">
            <text:p>3.06285495914156E-015</text:p>
          </table:table-cell>
          <table:table-cell table:formula="of:=[.E29]*[.$F$2]+[.D29]" office:value-type="float" office:value="0.25">
            <text:p>0.25</text:p>
          </table:table-cell>
          <table:table-cell table:number-columns-repeated="8"/>
          <table:table-cell table:formula="of:=CONCATENATE(&quot;l.Add(new Point(&quot;;ROUND([.D28];2);&quot;, &quot;;ROUND([.F28];3);&quot;));&quot;)" office:value-type="string" office:string-value="l.Add(new Point(0.24, 0.201));">
            <text:p>l.Add(new Point(0.24, 0.201));</text:p>
          </table:table-cell>
        </table:table-row>
        <table:table-row table:style-name="ro1">
          <table:table-cell table:number-columns-repeated="3"/>
          <table:table-cell table:formula="of:=[.D29]+0.01" office:value-type="float" office:value="0.26">
            <text:p>0.26</text:p>
          </table:table-cell>
          <table:table-cell table:formula="of:=SIN([.D30]*[.$E$2]*PI()+[.$D$2])" office:value-type="float" office:value="0.481753674101717">
            <text:p>0.4817536741</text:p>
          </table:table-cell>
          <table:table-cell table:formula="of:=[.E30]*[.$F$2]+[.D30]" office:value-type="float" office:value="0.298540293928137">
            <text:p>0.2985402939</text:p>
          </table:table-cell>
          <table:table-cell table:number-columns-repeated="8"/>
          <table:table-cell table:formula="of:=CONCATENATE(&quot;l.Add(new Point(&quot;;ROUND([.D29];2);&quot;, &quot;;ROUND([.F29];3);&quot;));&quot;)" office:value-type="string" office:string-value="l.Add(new Point(0.25, 0.25));">
            <text:p>l.Add(new Point(0.25, 0.25));</text:p>
          </table:table-cell>
        </table:table-row>
        <table:table-row table:style-name="ro1">
          <table:table-cell table:number-columns-repeated="3"/>
          <table:table-cell table:formula="of:=[.D30]+0.01" office:value-type="float" office:value="0.27">
            <text:p>0.27</text:p>
          </table:table-cell>
          <table:table-cell table:formula="of:=SIN([.D31]*[.$E$2]*PI()+[.$D$2])" office:value-type="float" office:value="0.844327925502017">
            <text:p>0.8443279255</text:p>
          </table:table-cell>
          <table:table-cell table:formula="of:=[.E31]*[.$F$2]+[.D31]" office:value-type="float" office:value="0.337546234040161">
            <text:p>0.337546234</text:p>
          </table:table-cell>
          <table:table-cell table:number-columns-repeated="8"/>
          <table:table-cell table:formula="of:=CONCATENATE(&quot;l.Add(new Point(&quot;;ROUND([.D30];2);&quot;, &quot;;ROUND([.F30];3);&quot;));&quot;)" office:value-type="string" office:string-value="l.Add(new Point(0.26, 0.299));">
            <text:p>l.Add(new Point(0.26, 0.299));</text:p>
          </table:table-cell>
        </table:table-row>
        <table:table-row table:style-name="ro1">
          <table:table-cell table:number-columns-repeated="3"/>
          <table:table-cell table:formula="of:=[.D31]+0.01" office:value-type="float" office:value="0.28">
            <text:p>0.28</text:p>
          </table:table-cell>
          <table:table-cell table:formula="of:=SIN([.D32]*[.$E$2]*PI()+[.$D$2])" office:value-type="float" office:value="0.998026728428272">
            <text:p>0.9980267284</text:p>
          </table:table-cell>
          <table:table-cell table:formula="of:=[.E32]*[.$F$2]+[.D32]" office:value-type="float" office:value="0.359842138274262">
            <text:p>0.3598421383</text:p>
          </table:table-cell>
          <table:table-cell table:number-columns-repeated="8"/>
          <table:table-cell table:formula="of:=CONCATENATE(&quot;l.Add(new Point(&quot;;ROUND([.D31];2);&quot;, &quot;;ROUND([.F31];3);&quot;));&quot;)" office:value-type="string" office:string-value="l.Add(new Point(0.27, 0.338));">
            <text:p>l.Add(new Point(0.27, 0.338));</text:p>
          </table:table-cell>
        </table:table-row>
        <table:table-row table:style-name="ro1">
          <table:table-cell table:number-columns-repeated="3"/>
          <table:table-cell table:formula="of:=[.D32]+0.01" office:value-type="float" office:value="0.29">
            <text:p>0.29</text:p>
          </table:table-cell>
          <table:table-cell table:formula="of:=SIN([.D33]*[.$E$2]*PI()+[.$D$2])" office:value-type="float" office:value="0.904827052466018">
            <text:p>0.9048270525</text:p>
          </table:table-cell>
          <table:table-cell table:formula="of:=[.E33]*[.$F$2]+[.D33]" office:value-type="float" office:value="0.362386164197282">
            <text:p>0.3623861642</text:p>
          </table:table-cell>
          <table:table-cell table:number-columns-repeated="8"/>
          <table:table-cell table:formula="of:=CONCATENATE(&quot;l.Add(new Point(&quot;;ROUND([.D32];2);&quot;, &quot;;ROUND([.F32];3);&quot;));&quot;)" office:value-type="string" office:string-value="l.Add(new Point(0.28, 0.36));">
            <text:p>l.Add(new Point(0.28, 0.36));</text:p>
          </table:table-cell>
        </table:table-row>
        <table:table-row table:style-name="ro1">
          <table:table-cell table:number-columns-repeated="3"/>
          <table:table-cell table:formula="of:=[.D33]+0.01" office:value-type="float" office:value="0.3">
            <text:p>0.3</text:p>
          </table:table-cell>
          <table:table-cell table:formula="of:=SIN([.D34]*[.$E$2]*PI()+[.$D$2])" office:value-type="float" office:value="0.587785252292469">
            <text:p>0.5877852523</text:p>
          </table:table-cell>
          <table:table-cell table:formula="of:=[.E34]*[.$F$2]+[.D34]" office:value-type="float" office:value="0.347022820183398">
            <text:p>0.3470228202</text:p>
          </table:table-cell>
          <table:table-cell table:number-columns-repeated="8"/>
          <table:table-cell table:formula="of:=CONCATENATE(&quot;l.Add(new Point(&quot;;ROUND([.D33];2);&quot;, &quot;;ROUND([.F33];3);&quot;));&quot;)" office:value-type="string" office:string-value="l.Add(new Point(0.29, 0.362));">
            <text:p>l.Add(new Point(0.29, 0.362));</text:p>
          </table:table-cell>
        </table:table-row>
        <table:table-row table:style-name="ro1">
          <table:table-cell table:number-columns-repeated="3"/>
          <table:table-cell table:formula="of:=[.D34]+0.01" office:value-type="float" office:value="0.31">
            <text:p>0.31</text:p>
          </table:table-cell>
          <table:table-cell table:formula="of:=SIN([.D35]*[.$E$2]*PI()+[.$D$2])" office:value-type="float" office:value="0.125333233564299">
            <text:p>0.1253332336</text:p>
          </table:table-cell>
          <table:table-cell table:formula="of:=[.E35]*[.$F$2]+[.D35]" office:value-type="float" office:value="0.320026658685144">
            <text:p>0.3200266587</text:p>
          </table:table-cell>
          <table:table-cell table:number-columns-repeated="8"/>
          <table:table-cell table:formula="of:=CONCATENATE(&quot;l.Add(new Point(&quot;;ROUND([.D34];2);&quot;, &quot;;ROUND([.F34];3);&quot;));&quot;)" office:value-type="string" office:string-value="l.Add(new Point(0.3, 0.347));">
            <text:p>l.Add(new Point(0.3, 0.347));</text:p>
          </table:table-cell>
        </table:table-row>
        <table:table-row table:style-name="ro1">
          <table:table-cell table:number-columns-repeated="3"/>
          <table:table-cell table:formula="of:=[.D35]+0.01" office:value-type="float" office:value="0.32">
            <text:p>0.32</text:p>
          </table:table-cell>
          <table:table-cell table:formula="of:=SIN([.D36]*[.$E$2]*PI()+[.$D$2])" office:value-type="float" office:value="-0.368124552684682">
            <text:p>-0.3681245527</text:p>
          </table:table-cell>
          <table:table-cell table:formula="of:=[.E36]*[.$F$2]+[.D36]" office:value-type="float" office:value="0.290550035785226">
            <text:p>0.2905500358</text:p>
          </table:table-cell>
          <table:table-cell table:number-columns-repeated="8"/>
          <table:table-cell table:formula="of:=CONCATENATE(&quot;l.Add(new Point(&quot;;ROUND([.D35];2);&quot;, &quot;;ROUND([.F35];3);&quot;));&quot;)" office:value-type="string" office:string-value="l.Add(new Point(0.31, 0.32));">
            <text:p>l.Add(new Point(0.31, 0.32));</text:p>
          </table:table-cell>
        </table:table-row>
        <table:table-row table:style-name="ro1">
          <table:table-cell table:number-columns-repeated="3"/>
          <table:table-cell table:formula="of:=[.D36]+0.01" office:value-type="float" office:value="0.33">
            <text:p>0.33</text:p>
          </table:table-cell>
          <table:table-cell table:formula="of:=SIN([.D37]*[.$E$2]*PI()+[.$D$2])" office:value-type="float" office:value="-0.770513242775792">
            <text:p>-0.7705132428</text:p>
          </table:table-cell>
          <table:table-cell table:formula="of:=[.E37]*[.$F$2]+[.D37]" office:value-type="float" office:value="0.268358940577937">
            <text:p>0.2683589406</text:p>
          </table:table-cell>
          <table:table-cell table:number-columns-repeated="8"/>
          <table:table-cell table:formula="of:=CONCATENATE(&quot;l.Add(new Point(&quot;;ROUND([.D36];2);&quot;, &quot;;ROUND([.F36];3);&quot;));&quot;)" office:value-type="string" office:string-value="l.Add(new Point(0.32, 0.291));">
            <text:p>l.Add(new Point(0.32, 0.291));</text:p>
          </table:table-cell>
        </table:table-row>
        <table:table-row table:style-name="ro1">
          <table:table-cell table:number-columns-repeated="3"/>
          <table:table-cell table:formula="of:=[.D37]+0.01" office:value-type="float" office:value="0.34">
            <text:p>0.34</text:p>
          </table:table-cell>
          <table:table-cell table:formula="of:=SIN([.D38]*[.$E$2]*PI()+[.$D$2])" office:value-type="float" office:value="-0.98228725072869">
            <text:p>-0.9822872507</text:p>
          </table:table-cell>
          <table:table-cell table:formula="of:=[.E38]*[.$F$2]+[.D38]" office:value-type="float" office:value="0.261417019941705">
            <text:p>0.2614170199</text:p>
          </table:table-cell>
          <table:table-cell table:number-columns-repeated="8"/>
          <table:table-cell table:formula="of:=CONCATENATE(&quot;l.Add(new Point(&quot;;ROUND([.D37];2);&quot;, &quot;;ROUND([.F37];3);&quot;));&quot;)" office:value-type="string" office:string-value="l.Add(new Point(0.33, 0.268));">
            <text:p>l.Add(new Point(0.33, 0.268));</text:p>
          </table:table-cell>
        </table:table-row>
        <table:table-row table:style-name="ro1">
          <table:table-cell table:number-columns-repeated="3"/>
          <table:table-cell table:formula="of:=[.D38]+0.01" office:value-type="float" office:value="0.35">
            <text:p>0.35</text:p>
          </table:table-cell>
          <table:table-cell table:formula="of:=SIN([.D39]*[.$E$2]*PI()+[.$D$2])" office:value-type="float" office:value="-0.951056516295152">
            <text:p>-0.9510565163</text:p>
          </table:table-cell>
          <table:table-cell table:formula="of:=[.E39]*[.$F$2]+[.D39]" office:value-type="float" office:value="0.273915478696388">
            <text:p>0.2739154787</text:p>
          </table:table-cell>
          <table:table-cell table:number-columns-repeated="8"/>
          <table:table-cell table:formula="of:=CONCATENATE(&quot;l.Add(new Point(&quot;;ROUND([.D38];2);&quot;, &quot;;ROUND([.F38];3);&quot;));&quot;)" office:value-type="string" office:string-value="l.Add(new Point(0.34, 0.261));">
            <text:p>l.Add(new Point(0.34, 0.261));</text:p>
          </table:table-cell>
        </table:table-row>
        <table:table-row table:style-name="ro1">
          <table:table-cell table:number-columns-repeated="3"/>
          <table:table-cell table:formula="of:=[.D39]+0.01" office:value-type="float" office:value="0.36">
            <text:p>0.36</text:p>
          </table:table-cell>
          <table:table-cell table:formula="of:=SIN([.D40]*[.$E$2]*PI()+[.$D$2])" office:value-type="float" office:value="-0.684547105928684">
            <text:p>-0.6845471059</text:p>
          </table:table-cell>
          <table:table-cell table:formula="of:=[.E40]*[.$F$2]+[.D40]" office:value-type="float" office:value="0.305236231525705">
            <text:p>0.3052362315</text:p>
          </table:table-cell>
          <table:table-cell table:number-columns-repeated="8"/>
          <table:table-cell table:formula="of:=CONCATENATE(&quot;l.Add(new Point(&quot;;ROUND([.D39];2);&quot;, &quot;;ROUND([.F39];3);&quot;));&quot;)" office:value-type="string" office:string-value="l.Add(new Point(0.35, 0.274));">
            <text:p>l.Add(new Point(0.35, 0.274));</text:p>
          </table:table-cell>
        </table:table-row>
        <table:table-row table:style-name="ro1">
          <table:table-cell table:number-columns-repeated="3"/>
          <table:table-cell table:formula="of:=[.D40]+0.01" office:value-type="float" office:value="0.37">
            <text:p>0.37</text:p>
          </table:table-cell>
          <table:table-cell table:formula="of:=SIN([.D41]*[.$E$2]*PI()+[.$D$2])" office:value-type="float" office:value="-0.248689887164847">
            <text:p>-0.2486898872</text:p>
          </table:table-cell>
          <table:table-cell table:formula="of:=[.E41]*[.$F$2]+[.D41]" office:value-type="float" office:value="0.350104809026812">
            <text:p>0.350104809</text:p>
          </table:table-cell>
          <table:table-cell table:number-columns-repeated="8"/>
          <table:table-cell table:formula="of:=CONCATENATE(&quot;l.Add(new Point(&quot;;ROUND([.D40];2);&quot;, &quot;;ROUND([.F40];3);&quot;));&quot;)" office:value-type="string" office:string-value="l.Add(new Point(0.36, 0.305));">
            <text:p>l.Add(new Point(0.36, 0.305));</text:p>
          </table:table-cell>
        </table:table-row>
        <table:table-row table:style-name="ro1">
          <table:table-cell table:number-columns-repeated="3"/>
          <table:table-cell table:formula="of:=[.D41]+0.01" office:value-type="float" office:value="0.38">
            <text:p>0.38</text:p>
          </table:table-cell>
          <table:table-cell table:formula="of:=SIN([.D42]*[.$E$2]*PI()+[.$D$2])" office:value-type="float" office:value="0.248689887164863">
            <text:p>0.2486898872</text:p>
          </table:table-cell>
          <table:table-cell table:formula="of:=[.E42]*[.$F$2]+[.D42]" office:value-type="float" office:value="0.399895190973189">
            <text:p>0.399895191</text:p>
          </table:table-cell>
          <table:table-cell table:number-columns-repeated="8"/>
          <table:table-cell table:formula="of:=CONCATENATE(&quot;l.Add(new Point(&quot;;ROUND([.D41];2);&quot;, &quot;;ROUND([.F41];3);&quot;));&quot;)" office:value-type="string" office:string-value="l.Add(new Point(0.37, 0.35));">
            <text:p>l.Add(new Point(0.37, 0.35));</text:p>
          </table:table-cell>
        </table:table-row>
        <table:table-row table:style-name="ro1">
          <table:table-cell table:number-columns-repeated="3"/>
          <table:table-cell table:formula="of:=[.D42]+0.01" office:value-type="float" office:value="0.39">
            <text:p>0.39</text:p>
          </table:table-cell>
          <table:table-cell table:formula="of:=SIN([.D43]*[.$E$2]*PI()+[.$D$2])" office:value-type="float" office:value="0.684547105928695">
            <text:p>0.6845471059</text:p>
          </table:table-cell>
          <table:table-cell table:formula="of:=[.E43]*[.$F$2]+[.D43]" office:value-type="float" office:value="0.444763768474296">
            <text:p>0.4447637685</text:p>
          </table:table-cell>
          <table:table-cell table:number-columns-repeated="8"/>
          <table:table-cell table:formula="of:=CONCATENATE(&quot;l.Add(new Point(&quot;;ROUND([.D42];2);&quot;, &quot;;ROUND([.F42];3);&quot;));&quot;)" office:value-type="string" office:string-value="l.Add(new Point(0.38, 0.4));">
            <text:p>l.Add(new Point(0.38, 0.4));</text:p>
          </table:table-cell>
        </table:table-row>
        <table:table-row table:style-name="ro1">
          <table:table-cell table:number-columns-repeated="3"/>
          <table:table-cell table:formula="of:=[.D43]+0.01" office:value-type="float" office:value="0.4">
            <text:p>0.4</text:p>
          </table:table-cell>
          <table:table-cell table:formula="of:=SIN([.D44]*[.$E$2]*PI()+[.$D$2])" office:value-type="float" office:value="0.951056516295157">
            <text:p>0.9510565163</text:p>
          </table:table-cell>
          <table:table-cell table:formula="of:=[.E44]*[.$F$2]+[.D44]" office:value-type="float" office:value="0.476084521303613">
            <text:p>0.4760845213</text:p>
          </table:table-cell>
          <table:table-cell table:number-columns-repeated="8"/>
          <table:table-cell table:formula="of:=CONCATENATE(&quot;l.Add(new Point(&quot;;ROUND([.D43];2);&quot;, &quot;;ROUND([.F43];3);&quot;));&quot;)" office:value-type="string" office:string-value="l.Add(new Point(0.39, 0.445));">
            <text:p>l.Add(new Point(0.39, 0.445));</text:p>
          </table:table-cell>
        </table:table-row>
        <table:table-row table:style-name="ro1">
          <table:table-cell table:number-columns-repeated="3"/>
          <table:table-cell table:formula="of:=[.D44]+0.01" office:value-type="float" office:value="0.41">
            <text:p>0.41</text:p>
          </table:table-cell>
          <table:table-cell table:formula="of:=SIN([.D45]*[.$E$2]*PI()+[.$D$2])" office:value-type="float" office:value="0.982287250728687">
            <text:p>0.9822872507</text:p>
          </table:table-cell>
          <table:table-cell table:formula="of:=[.E45]*[.$F$2]+[.D45]" office:value-type="float" office:value="0.488582980058295">
            <text:p>0.4885829801</text:p>
          </table:table-cell>
          <table:table-cell table:number-columns-repeated="8"/>
          <table:table-cell table:formula="of:=CONCATENATE(&quot;l.Add(new Point(&quot;;ROUND([.D44];2);&quot;, &quot;;ROUND([.F44];3);&quot;));&quot;)" office:value-type="string" office:string-value="l.Add(new Point(0.4, 0.476));">
            <text:p>l.Add(new Point(0.4, 0.476));</text:p>
          </table:table-cell>
        </table:table-row>
        <table:table-row table:style-name="ro1">
          <table:table-cell table:number-columns-repeated="3"/>
          <table:table-cell table:formula="of:=[.D45]+0.01" office:value-type="float" office:value="0.42">
            <text:p>0.42</text:p>
          </table:table-cell>
          <table:table-cell table:formula="of:=SIN([.D46]*[.$E$2]*PI()+[.$D$2])" office:value-type="float" office:value="0.770513242775782">
            <text:p>0.7705132428</text:p>
          </table:table-cell>
          <table:table-cell table:formula="of:=[.E46]*[.$F$2]+[.D46]" office:value-type="float" office:value="0.481641059422063">
            <text:p>0.4816410594</text:p>
          </table:table-cell>
          <table:table-cell table:number-columns-repeated="8"/>
          <table:table-cell table:formula="of:=CONCATENATE(&quot;l.Add(new Point(&quot;;ROUND([.D45];2);&quot;, &quot;;ROUND([.F45];3);&quot;));&quot;)" office:value-type="string" office:string-value="l.Add(new Point(0.41, 0.489));">
            <text:p>l.Add(new Point(0.41, 0.489));</text:p>
          </table:table-cell>
        </table:table-row>
        <table:table-row table:style-name="ro1">
          <table:table-cell table:number-columns-repeated="3"/>
          <table:table-cell table:formula="of:=[.D46]+0.01" office:value-type="float" office:value="0.43">
            <text:p>0.43</text:p>
          </table:table-cell>
          <table:table-cell table:formula="of:=SIN([.D47]*[.$E$2]*PI()+[.$D$2])" office:value-type="float" office:value="0.36812455268467">
            <text:p>0.3681245527</text:p>
          </table:table-cell>
          <table:table-cell table:formula="of:=[.E47]*[.$F$2]+[.D47]" office:value-type="float" office:value="0.459449964214774">
            <text:p>0.4594499642</text:p>
          </table:table-cell>
          <table:table-cell table:number-columns-repeated="8"/>
          <table:table-cell table:formula="of:=CONCATENATE(&quot;l.Add(new Point(&quot;;ROUND([.D46];2);&quot;, &quot;;ROUND([.F46];3);&quot;));&quot;)" office:value-type="string" office:string-value="l.Add(new Point(0.42, 0.482));">
            <text:p>l.Add(new Point(0.42, 0.482));</text:p>
          </table:table-cell>
        </table:table-row>
        <table:table-row table:style-name="ro1">
          <table:table-cell table:number-columns-repeated="3"/>
          <table:table-cell table:formula="of:=[.D47]+0.01" office:value-type="float" office:value="0.44">
            <text:p>0.44</text:p>
          </table:table-cell>
          <table:table-cell table:formula="of:=SIN([.D48]*[.$E$2]*PI()+[.$D$2])" office:value-type="float" office:value="-0.125333233564313">
            <text:p>-0.1253332336</text:p>
          </table:table-cell>
          <table:table-cell table:formula="of:=[.E48]*[.$F$2]+[.D48]" office:value-type="float" office:value="0.429973341314855">
            <text:p>0.4299733413</text:p>
          </table:table-cell>
          <table:table-cell table:number-columns-repeated="8"/>
          <table:table-cell table:formula="of:=CONCATENATE(&quot;l.Add(new Point(&quot;;ROUND([.D47];2);&quot;, &quot;;ROUND([.F47];3);&quot;));&quot;)" office:value-type="string" office:string-value="l.Add(new Point(0.43, 0.459));">
            <text:p>l.Add(new Point(0.43, 0.459));</text:p>
          </table:table-cell>
        </table:table-row>
        <table:table-row table:style-name="ro1">
          <table:table-cell table:number-columns-repeated="3"/>
          <table:table-cell table:formula="of:=[.D48]+0.01" office:value-type="float" office:value="0.45">
            <text:p>0.45</text:p>
          </table:table-cell>
          <table:table-cell table:formula="of:=SIN([.D49]*[.$E$2]*PI()+[.$D$2])" office:value-type="float" office:value="-0.587785252292481">
            <text:p>-0.5877852523</text:p>
          </table:table-cell>
          <table:table-cell table:formula="of:=[.E49]*[.$F$2]+[.D49]" office:value-type="float" office:value="0.402977179816602">
            <text:p>0.4029771798</text:p>
          </table:table-cell>
          <table:table-cell table:number-columns-repeated="8"/>
          <table:table-cell table:formula="of:=CONCATENATE(&quot;l.Add(new Point(&quot;;ROUND([.D48];2);&quot;, &quot;;ROUND([.F48];3);&quot;));&quot;)" office:value-type="string" office:string-value="l.Add(new Point(0.44, 0.43));">
            <text:p>l.Add(new Point(0.44, 0.43));</text:p>
          </table:table-cell>
        </table:table-row>
        <table:table-row table:style-name="ro1">
          <table:table-cell table:number-columns-repeated="3"/>
          <table:table-cell table:formula="of:=[.D49]+0.01" office:value-type="float" office:value="0.46">
            <text:p>0.46</text:p>
          </table:table-cell>
          <table:table-cell table:formula="of:=SIN([.D50]*[.$E$2]*PI()+[.$D$2])" office:value-type="float" office:value="-0.904827052466024">
            <text:p>-0.9048270525</text:p>
          </table:table-cell>
          <table:table-cell table:formula="of:=[.E50]*[.$F$2]+[.D50]" office:value-type="float" office:value="0.387613835802718">
            <text:p>0.3876138358</text:p>
          </table:table-cell>
          <table:table-cell table:number-columns-repeated="8"/>
          <table:table-cell table:formula="of:=CONCATENATE(&quot;l.Add(new Point(&quot;;ROUND([.D49];2);&quot;, &quot;;ROUND([.F49];3);&quot;));&quot;)" office:value-type="string" office:string-value="l.Add(new Point(0.45, 0.403));">
            <text:p>l.Add(new Point(0.45, 0.403));</text:p>
          </table:table-cell>
        </table:table-row>
        <table:table-row table:style-name="ro1">
          <table:table-cell table:number-columns-repeated="3"/>
          <table:table-cell table:formula="of:=[.D50]+0.01" office:value-type="float" office:value="0.47">
            <text:p>0.47</text:p>
          </table:table-cell>
          <table:table-cell table:formula="of:=SIN([.D51]*[.$E$2]*PI()+[.$D$2])" office:value-type="float" office:value="-0.998026728428271">
            <text:p>-0.9980267284</text:p>
          </table:table-cell>
          <table:table-cell table:formula="of:=[.E51]*[.$F$2]+[.D51]" office:value-type="float" office:value="0.390157861725739">
            <text:p>0.3901578617</text:p>
          </table:table-cell>
          <table:table-cell table:number-columns-repeated="8"/>
          <table:table-cell table:formula="of:=CONCATENATE(&quot;l.Add(new Point(&quot;;ROUND([.D50];2);&quot;, &quot;;ROUND([.F50];3);&quot;));&quot;)" office:value-type="string" office:string-value="l.Add(new Point(0.46, 0.388));">
            <text:p>l.Add(new Point(0.46, 0.388));</text:p>
          </table:table-cell>
        </table:table-row>
        <table:table-row table:style-name="ro1">
          <table:table-cell table:number-columns-repeated="3"/>
          <table:table-cell table:formula="of:=[.D51]+0.01" office:value-type="float" office:value="0.48">
            <text:p>0.48</text:p>
          </table:table-cell>
          <table:table-cell table:formula="of:=SIN([.D52]*[.$E$2]*PI()+[.$D$2])" office:value-type="float" office:value="-0.844327925502009">
            <text:p>-0.8443279255</text:p>
          </table:table-cell>
          <table:table-cell table:formula="of:=[.E52]*[.$F$2]+[.D52]" office:value-type="float" office:value="0.41245376595984">
            <text:p>0.412453766</text:p>
          </table:table-cell>
          <table:table-cell table:number-columns-repeated="8"/>
          <table:table-cell table:formula="of:=CONCATENATE(&quot;l.Add(new Point(&quot;;ROUND([.D51];2);&quot;, &quot;;ROUND([.F51];3);&quot;));&quot;)" office:value-type="string" office:string-value="l.Add(new Point(0.47, 0.39));">
            <text:p>l.Add(new Point(0.47, 0.39));</text:p>
          </table:table-cell>
        </table:table-row>
        <table:table-row table:style-name="ro1">
          <table:table-cell table:number-columns-repeated="3"/>
          <table:table-cell table:formula="of:=[.D52]+0.01" office:value-type="float" office:value="0.49">
            <text:p>0.49</text:p>
          </table:table-cell>
          <table:table-cell table:formula="of:=SIN([.D53]*[.$E$2]*PI()+[.$D$2])" office:value-type="float" office:value="-0.481753674101704">
            <text:p>-0.4817536741</text:p>
          </table:table-cell>
          <table:table-cell table:formula="of:=[.E53]*[.$F$2]+[.D53]" office:value-type="float" office:value="0.451459706071864">
            <text:p>0.4514597061</text:p>
          </table:table-cell>
          <table:table-cell table:number-columns-repeated="8"/>
          <table:table-cell table:formula="of:=CONCATENATE(&quot;l.Add(new Point(&quot;;ROUND([.D52];2);&quot;, &quot;;ROUND([.F52];3);&quot;));&quot;)" office:value-type="string" office:string-value="l.Add(new Point(0.48, 0.412));">
            <text:p>l.Add(new Point(0.48, 0.412));</text:p>
          </table:table-cell>
        </table:table-row>
        <table:table-row table:style-name="ro1">
          <table:table-cell table:number-columns-repeated="3"/>
          <table:table-cell table:formula="of:=[.D53]+0.01" office:value-type="float" office:value="0.5">
            <text:p>0.5</text:p>
          </table:table-cell>
          <table:table-cell table:formula="of:=SIN([.D54]*[.$E$2]*PI()+[.$D$2])" office:value-type="float" office:value="9.67842359708362E-015">
            <text:p>9.67842359708362E-015</text:p>
          </table:table-cell>
          <table:table-cell table:formula="of:=[.E54]*[.$F$2]+[.D54]" office:value-type="float" office:value="0.500000000000001">
            <text:p>0.5</text:p>
          </table:table-cell>
          <table:table-cell table:number-columns-repeated="8"/>
          <table:table-cell table:formula="of:=CONCATENATE(&quot;l.Add(new Point(&quot;;ROUND([.D53];2);&quot;, &quot;;ROUND([.F53];3);&quot;));&quot;)" office:value-type="string" office:string-value="l.Add(new Point(0.49, 0.451));">
            <text:p>l.Add(new Point(0.49, 0.451));</text:p>
          </table:table-cell>
        </table:table-row>
        <table:table-row table:style-name="ro1">
          <table:table-cell table:number-columns-repeated="3"/>
          <table:table-cell table:formula="of:=[.D54]+0.01" office:value-type="float" office:value="0.51">
            <text:p>0.51</text:p>
          </table:table-cell>
          <table:table-cell table:formula="of:=SIN([.D55]*[.$E$2]*PI()+[.$D$2])" office:value-type="float" office:value="0.481753674101724">
            <text:p>0.4817536741</text:p>
          </table:table-cell>
          <table:table-cell table:formula="of:=[.E55]*[.$F$2]+[.D55]" office:value-type="float" office:value="0.548540293928138">
            <text:p>0.5485402939</text:p>
          </table:table-cell>
          <table:table-cell table:number-columns-repeated="8"/>
          <table:table-cell table:formula="of:=CONCATENATE(&quot;l.Add(new Point(&quot;;ROUND([.D54];2);&quot;, &quot;;ROUND([.F54];3);&quot;));&quot;)" office:value-type="string" office:string-value="l.Add(new Point(0.5, 0.5));">
            <text:p>l.Add(new Point(0.5, 0.5));</text:p>
          </table:table-cell>
        </table:table-row>
        <table:table-row table:style-name="ro1">
          <table:table-cell table:number-columns-repeated="3"/>
          <table:table-cell table:formula="of:=[.D55]+0.01" office:value-type="float" office:value="0.52">
            <text:p>0.52</text:p>
          </table:table-cell>
          <table:table-cell table:formula="of:=SIN([.D56]*[.$E$2]*PI()+[.$D$2])" office:value-type="float" office:value="0.844327925502021">
            <text:p>0.8443279255</text:p>
          </table:table-cell>
          <table:table-cell table:formula="of:=[.E56]*[.$F$2]+[.D56]" office:value-type="float" office:value="0.587546234040162">
            <text:p>0.587546234</text:p>
          </table:table-cell>
          <table:table-cell table:number-columns-repeated="8"/>
          <table:table-cell table:formula="of:=CONCATENATE(&quot;l.Add(new Point(&quot;;ROUND([.D55];2);&quot;, &quot;;ROUND([.F55];3);&quot;));&quot;)" office:value-type="string" office:string-value="l.Add(new Point(0.51, 0.549));">
            <text:p>l.Add(new Point(0.51, 0.549));</text:p>
          </table:table-cell>
        </table:table-row>
        <table:table-row table:style-name="ro1">
          <table:table-cell table:number-columns-repeated="3"/>
          <table:table-cell table:formula="of:=[.D56]+0.01" office:value-type="float" office:value="0.53">
            <text:p>0.53</text:p>
          </table:table-cell>
          <table:table-cell table:formula="of:=SIN([.D57]*[.$E$2]*PI()+[.$D$2])" office:value-type="float" office:value="0.998026728428272">
            <text:p>0.9980267284</text:p>
          </table:table-cell>
          <table:table-cell table:formula="of:=[.E57]*[.$F$2]+[.D57]" office:value-type="float" office:value="0.609842138274262">
            <text:p>0.6098421383</text:p>
          </table:table-cell>
          <table:table-cell table:number-columns-repeated="8"/>
          <table:table-cell table:formula="of:=CONCATENATE(&quot;l.Add(new Point(&quot;;ROUND([.D56];2);&quot;, &quot;;ROUND([.F56];3);&quot;));&quot;)" office:value-type="string" office:string-value="l.Add(new Point(0.52, 0.588));">
            <text:p>l.Add(new Point(0.52, 0.588));</text:p>
          </table:table-cell>
        </table:table-row>
        <table:table-row table:style-name="ro1">
          <table:table-cell table:number-columns-repeated="3"/>
          <table:table-cell table:formula="of:=[.D57]+0.01" office:value-type="float" office:value="0.54">
            <text:p>0.54</text:p>
          </table:table-cell>
          <table:table-cell table:formula="of:=SIN([.D58]*[.$E$2]*PI()+[.$D$2])" office:value-type="float" office:value="0.904827052466014">
            <text:p>0.9048270525</text:p>
          </table:table-cell>
          <table:table-cell table:formula="of:=[.E58]*[.$F$2]+[.D58]" office:value-type="float" office:value="0.612386164197281">
            <text:p>0.6123861642</text:p>
          </table:table-cell>
          <table:table-cell table:number-columns-repeated="8"/>
          <table:table-cell table:formula="of:=CONCATENATE(&quot;l.Add(new Point(&quot;;ROUND([.D57];2);&quot;, &quot;;ROUND([.F57];3);&quot;));&quot;)" office:value-type="string" office:string-value="l.Add(new Point(0.53, 0.61));">
            <text:p>l.Add(new Point(0.53, 0.61));</text:p>
          </table:table-cell>
        </table:table-row>
        <table:table-row table:style-name="ro1">
          <table:table-cell table:number-columns-repeated="3"/>
          <table:table-cell table:formula="of:=[.D58]+0.01" office:value-type="float" office:value="0.55">
            <text:p>0.55</text:p>
          </table:table-cell>
          <table:table-cell table:formula="of:=SIN([.D59]*[.$E$2]*PI()+[.$D$2])" office:value-type="float" office:value="0.587785252292462">
            <text:p>0.5877852523</text:p>
          </table:table-cell>
          <table:table-cell table:formula="of:=[.E59]*[.$F$2]+[.D59]" office:value-type="float" office:value="0.597022820183397">
            <text:p>0.5970228202</text:p>
          </table:table-cell>
          <table:table-cell table:number-columns-repeated="8"/>
          <table:table-cell table:formula="of:=CONCATENATE(&quot;l.Add(new Point(&quot;;ROUND([.D58];2);&quot;, &quot;;ROUND([.F58];3);&quot;));&quot;)" office:value-type="string" office:string-value="l.Add(new Point(0.54, 0.612));">
            <text:p>l.Add(new Point(0.54, 0.612));</text:p>
          </table:table-cell>
        </table:table-row>
        <table:table-row table:style-name="ro1">
          <table:table-cell table:number-columns-repeated="3"/>
          <table:table-cell table:formula="of:=[.D59]+0.01" office:value-type="float" office:value="0.56">
            <text:p>0.56</text:p>
          </table:table-cell>
          <table:table-cell table:formula="of:=SIN([.D60]*[.$E$2]*PI()+[.$D$2])" office:value-type="float" office:value="0.125333233564291">
            <text:p>0.1253332336</text:p>
          </table:table-cell>
          <table:table-cell table:formula="of:=[.E60]*[.$F$2]+[.D60]" office:value-type="float" office:value="0.570026658685143">
            <text:p>0.5700266587</text:p>
          </table:table-cell>
          <table:table-cell table:number-columns-repeated="8"/>
          <table:table-cell table:formula="of:=CONCATENATE(&quot;l.Add(new Point(&quot;;ROUND([.D59];2);&quot;, &quot;;ROUND([.F59];3);&quot;));&quot;)" office:value-type="string" office:string-value="l.Add(new Point(0.55, 0.597));">
            <text:p>l.Add(new Point(0.55, 0.597));</text:p>
          </table:table-cell>
        </table:table-row>
        <table:table-row table:style-name="ro1">
          <table:table-cell table:number-columns-repeated="3"/>
          <table:table-cell table:formula="of:=[.D60]+0.01" office:value-type="float" office:value="0.57">
            <text:p>0.57</text:p>
          </table:table-cell>
          <table:table-cell table:formula="of:=SIN([.D61]*[.$E$2]*PI()+[.$D$2])" office:value-type="float" office:value="-0.368124552684691">
            <text:p>-0.3681245527</text:p>
          </table:table-cell>
          <table:table-cell table:formula="of:=[.E61]*[.$F$2]+[.D61]" office:value-type="float" office:value="0.540550035785225">
            <text:p>0.5405500358</text:p>
          </table:table-cell>
          <table:table-cell table:number-columns-repeated="8"/>
          <table:table-cell table:formula="of:=CONCATENATE(&quot;l.Add(new Point(&quot;;ROUND([.D60];2);&quot;, &quot;;ROUND([.F60];3);&quot;));&quot;)" office:value-type="string" office:string-value="l.Add(new Point(0.56, 0.57));">
            <text:p>l.Add(new Point(0.56, 0.57));</text:p>
          </table:table-cell>
        </table:table-row>
        <table:table-row table:style-name="ro1">
          <table:table-cell table:number-columns-repeated="3"/>
          <table:table-cell table:formula="of:=[.D61]+0.01" office:value-type="float" office:value="0.58">
            <text:p>0.58</text:p>
          </table:table-cell>
          <table:table-cell table:formula="of:=SIN([.D62]*[.$E$2]*PI()+[.$D$2])" office:value-type="float" office:value="-0.770513242775799">
            <text:p>-0.7705132428</text:p>
          </table:table-cell>
          <table:table-cell table:formula="of:=[.E62]*[.$F$2]+[.D62]" office:value-type="float" office:value="0.518358940577936">
            <text:p>0.5183589406</text:p>
          </table:table-cell>
          <table:table-cell table:number-columns-repeated="8"/>
          <table:table-cell table:formula="of:=CONCATENATE(&quot;l.Add(new Point(&quot;;ROUND([.D61];2);&quot;, &quot;;ROUND([.F61];3);&quot;));&quot;)" office:value-type="string" office:string-value="l.Add(new Point(0.57, 0.541));">
            <text:p>l.Add(new Point(0.57, 0.541));</text:p>
          </table:table-cell>
        </table:table-row>
        <table:table-row table:style-name="ro1">
          <table:table-cell table:number-columns-repeated="3"/>
          <table:table-cell table:formula="of:=[.D62]+0.01" office:value-type="float" office:value="0.59">
            <text:p>0.59</text:p>
          </table:table-cell>
          <table:table-cell table:formula="of:=SIN([.D63]*[.$E$2]*PI()+[.$D$2])" office:value-type="float" office:value="-0.982287250728691">
            <text:p>-0.9822872507</text:p>
          </table:table-cell>
          <table:table-cell table:formula="of:=[.E63]*[.$F$2]+[.D63]" office:value-type="float" office:value="0.511417019941705">
            <text:p>0.5114170199</text:p>
          </table:table-cell>
          <table:table-cell table:number-columns-repeated="8"/>
          <table:table-cell table:formula="of:=CONCATENATE(&quot;l.Add(new Point(&quot;;ROUND([.D62];2);&quot;, &quot;;ROUND([.F62];3);&quot;));&quot;)" office:value-type="string" office:string-value="l.Add(new Point(0.58, 0.518));">
            <text:p>l.Add(new Point(0.58, 0.518));</text:p>
          </table:table-cell>
        </table:table-row>
        <table:table-row table:style-name="ro1">
          <table:table-cell table:number-columns-repeated="3"/>
          <table:table-cell table:formula="of:=[.D63]+0.01" office:value-type="float" office:value="0.6">
            <text:p>0.6</text:p>
          </table:table-cell>
          <table:table-cell table:formula="of:=SIN([.D64]*[.$E$2]*PI()+[.$D$2])" office:value-type="float" office:value="-0.95105651629515">
            <text:p>-0.9510565163</text:p>
          </table:table-cell>
          <table:table-cell table:formula="of:=[.E64]*[.$F$2]+[.D64]" office:value-type="float" office:value="0.523915478696388">
            <text:p>0.5239154787</text:p>
          </table:table-cell>
          <table:table-cell table:number-columns-repeated="8"/>
          <table:table-cell table:formula="of:=CONCATENATE(&quot;l.Add(new Point(&quot;;ROUND([.D63];2);&quot;, &quot;;ROUND([.F63];3);&quot;));&quot;)" office:value-type="string" office:string-value="l.Add(new Point(0.59, 0.511));">
            <text:p>l.Add(new Point(0.59, 0.511));</text:p>
          </table:table-cell>
        </table:table-row>
        <table:table-row table:style-name="ro1">
          <table:table-cell table:number-columns-repeated="3"/>
          <table:table-cell table:formula="of:=[.D64]+0.01" office:value-type="float" office:value="0.61">
            <text:p>0.61</text:p>
          </table:table-cell>
          <table:table-cell table:formula="of:=SIN([.D65]*[.$E$2]*PI()+[.$D$2])" office:value-type="float" office:value="-0.684547105928679">
            <text:p>-0.6845471059</text:p>
          </table:table-cell>
          <table:table-cell table:formula="of:=[.E65]*[.$F$2]+[.D65]" office:value-type="float" office:value="0.555236231525706">
            <text:p>0.5552362315</text:p>
          </table:table-cell>
          <table:table-cell table:number-columns-repeated="8"/>
          <table:table-cell table:formula="of:=CONCATENATE(&quot;l.Add(new Point(&quot;;ROUND([.D64];2);&quot;, &quot;;ROUND([.F64];3);&quot;));&quot;)" office:value-type="string" office:string-value="l.Add(new Point(0.6, 0.524));">
            <text:p>l.Add(new Point(0.6, 0.524));</text:p>
          </table:table-cell>
        </table:table-row>
        <table:table-row table:style-name="ro1">
          <table:table-cell table:number-columns-repeated="3"/>
          <table:table-cell table:formula="of:=[.D65]+0.01" office:value-type="float" office:value="0.62">
            <text:p>0.62</text:p>
          </table:table-cell>
          <table:table-cell table:formula="of:=SIN([.D66]*[.$E$2]*PI()+[.$D$2])" office:value-type="float" office:value="-0.248689887164841">
            <text:p>-0.2486898872</text:p>
          </table:table-cell>
          <table:table-cell table:formula="of:=[.E66]*[.$F$2]+[.D66]" office:value-type="float" office:value="0.600104809026813">
            <text:p>0.600104809</text:p>
          </table:table-cell>
          <table:table-cell table:number-columns-repeated="8"/>
          <table:table-cell table:formula="of:=CONCATENATE(&quot;l.Add(new Point(&quot;;ROUND([.D65];2);&quot;, &quot;;ROUND([.F65];3);&quot;));&quot;)" office:value-type="string" office:string-value="l.Add(new Point(0.61, 0.555));">
            <text:p>l.Add(new Point(0.61, 0.555));</text:p>
          </table:table-cell>
        </table:table-row>
        <table:table-row table:style-name="ro1">
          <table:table-cell table:number-columns-repeated="3"/>
          <table:table-cell table:formula="of:=[.D66]+0.01" office:value-type="float" office:value="0.63">
            <text:p>0.63</text:p>
          </table:table-cell>
          <table:table-cell table:formula="of:=SIN([.D67]*[.$E$2]*PI()+[.$D$2])" office:value-type="float" office:value="0.248689887164869">
            <text:p>0.2486898872</text:p>
          </table:table-cell>
          <table:table-cell table:formula="of:=[.E67]*[.$F$2]+[.D67]" office:value-type="float" office:value="0.64989519097319">
            <text:p>0.649895191</text:p>
          </table:table-cell>
          <table:table-cell table:number-columns-repeated="8"/>
          <table:table-cell table:formula="of:=CONCATENATE(&quot;l.Add(new Point(&quot;;ROUND([.D66];2);&quot;, &quot;;ROUND([.F66];3);&quot;));&quot;)" office:value-type="string" office:string-value="l.Add(new Point(0.62, 0.6));">
            <text:p>l.Add(new Point(0.62, 0.6));</text:p>
          </table:table-cell>
        </table:table-row>
        <table:table-row table:style-name="ro1">
          <table:table-cell table:number-columns-repeated="3"/>
          <table:table-cell table:formula="of:=[.D67]+0.01" office:value-type="float" office:value="0.64">
            <text:p>0.64</text:p>
          </table:table-cell>
          <table:table-cell table:formula="of:=SIN([.D68]*[.$E$2]*PI()+[.$D$2])" office:value-type="float" office:value="0.6845471059287">
            <text:p>0.6845471059</text:p>
          </table:table-cell>
          <table:table-cell table:formula="of:=[.E68]*[.$F$2]+[.D68]" office:value-type="float" office:value="0.694763768474296">
            <text:p>0.6947637685</text:p>
          </table:table-cell>
          <table:table-cell table:number-columns-repeated="8"/>
          <table:table-cell table:formula="of:=CONCATENATE(&quot;l.Add(new Point(&quot;;ROUND([.D67];2);&quot;, &quot;;ROUND([.F67];3);&quot;));&quot;)" office:value-type="string" office:string-value="l.Add(new Point(0.63, 0.65));">
            <text:p>l.Add(new Point(0.63, 0.65));</text:p>
          </table:table-cell>
        </table:table-row>
        <table:table-row table:style-name="ro1">
          <table:table-cell table:number-columns-repeated="3"/>
          <table:table-cell table:formula="of:=[.D68]+0.01" office:value-type="float" office:value="0.65">
            <text:p>0.65</text:p>
          </table:table-cell>
          <table:table-cell table:formula="of:=SIN([.D69]*[.$E$2]*PI()+[.$D$2])" office:value-type="float" office:value="0.95105651629516">
            <text:p>0.9510565163</text:p>
          </table:table-cell>
          <table:table-cell table:formula="of:=[.E69]*[.$F$2]+[.D69]" office:value-type="float" office:value="0.726084521303613">
            <text:p>0.7260845213</text:p>
          </table:table-cell>
          <table:table-cell table:number-columns-repeated="8"/>
          <table:table-cell table:formula="of:=CONCATENATE(&quot;l.Add(new Point(&quot;;ROUND([.D68];2);&quot;, &quot;;ROUND([.F68];3);&quot;));&quot;)" office:value-type="string" office:string-value="l.Add(new Point(0.64, 0.695));">
            <text:p>l.Add(new Point(0.64, 0.695));</text:p>
          </table:table-cell>
        </table:table-row>
        <table:table-row table:style-name="ro1">
          <table:table-cell table:number-columns-repeated="3"/>
          <table:table-cell table:formula="of:=[.D69]+0.01" office:value-type="float" office:value="0.66">
            <text:p>0.66</text:p>
          </table:table-cell>
          <table:table-cell table:formula="of:=SIN([.D70]*[.$E$2]*PI()+[.$D$2])" office:value-type="float" office:value="0.982287250728685">
            <text:p>0.9822872507</text:p>
          </table:table-cell>
          <table:table-cell table:formula="of:=[.E70]*[.$F$2]+[.D70]" office:value-type="float" office:value="0.738582980058295">
            <text:p>0.7385829801</text:p>
          </table:table-cell>
          <table:table-cell table:number-columns-repeated="8"/>
          <table:table-cell table:formula="of:=CONCATENATE(&quot;l.Add(new Point(&quot;;ROUND([.D69];2);&quot;, &quot;;ROUND([.F69];3);&quot;));&quot;)" office:value-type="string" office:string-value="l.Add(new Point(0.65, 0.726));">
            <text:p>l.Add(new Point(0.65, 0.726));</text:p>
          </table:table-cell>
        </table:table-row>
        <table:table-row table:style-name="ro1">
          <table:table-cell table:number-columns-repeated="3"/>
          <table:table-cell table:formula="of:=[.D70]+0.01" office:value-type="float" office:value="0.67">
            <text:p>0.67</text:p>
          </table:table-cell>
          <table:table-cell table:formula="of:=SIN([.D71]*[.$E$2]*PI()+[.$D$2])" office:value-type="float" office:value="0.77051324277578">
            <text:p>0.7705132428</text:p>
          </table:table-cell>
          <table:table-cell table:formula="of:=[.E71]*[.$F$2]+[.D71]" office:value-type="float" office:value="0.731641059422063">
            <text:p>0.7316410594</text:p>
          </table:table-cell>
          <table:table-cell table:number-columns-repeated="8"/>
          <table:table-cell table:formula="of:=CONCATENATE(&quot;l.Add(new Point(&quot;;ROUND([.D70];2);&quot;, &quot;;ROUND([.F70];3);&quot;));&quot;)" office:value-type="string" office:string-value="l.Add(new Point(0.66, 0.739));">
            <text:p>l.Add(new Point(0.66, 0.739));</text:p>
          </table:table-cell>
        </table:table-row>
        <table:table-row table:style-name="ro1">
          <table:table-cell table:number-columns-repeated="3"/>
          <table:table-cell table:formula="of:=[.D71]+0.01" office:value-type="float" office:value="0.68">
            <text:p>0.68</text:p>
          </table:table-cell>
          <table:table-cell table:formula="of:=SIN([.D72]*[.$E$2]*PI()+[.$D$2])" office:value-type="float" office:value="0.368124552684661">
            <text:p>0.3681245527</text:p>
          </table:table-cell>
          <table:table-cell table:formula="of:=[.E72]*[.$F$2]+[.D72]" office:value-type="float" office:value="0.709449964214773">
            <text:p>0.7094499642</text:p>
          </table:table-cell>
          <table:table-cell table:number-columns-repeated="8"/>
          <table:table-cell table:formula="of:=CONCATENATE(&quot;l.Add(new Point(&quot;;ROUND([.D71];2);&quot;, &quot;;ROUND([.F71];3);&quot;));&quot;)" office:value-type="string" office:string-value="l.Add(new Point(0.67, 0.732));">
            <text:p>l.Add(new Point(0.67, 0.732));</text:p>
          </table:table-cell>
        </table:table-row>
        <table:table-row table:style-name="ro1">
          <table:table-cell table:number-columns-repeated="3"/>
          <table:table-cell table:formula="of:=[.D72]+0.01" office:value-type="float" office:value="0.69">
            <text:p>0.69</text:p>
          </table:table-cell>
          <table:table-cell table:formula="of:=SIN([.D73]*[.$E$2]*PI()+[.$D$2])" office:value-type="float" office:value="-0.12533323356432">
            <text:p>-0.1253332336</text:p>
          </table:table-cell>
          <table:table-cell table:formula="of:=[.E73]*[.$F$2]+[.D73]" office:value-type="float" office:value="0.679973341314855">
            <text:p>0.6799733413</text:p>
          </table:table-cell>
          <table:table-cell table:number-columns-repeated="8"/>
          <table:table-cell table:formula="of:=CONCATENATE(&quot;l.Add(new Point(&quot;;ROUND([.D72];2);&quot;, &quot;;ROUND([.F72];3);&quot;));&quot;)" office:value-type="string" office:string-value="l.Add(new Point(0.68, 0.709));">
            <text:p>l.Add(new Point(0.68, 0.709));</text:p>
          </table:table-cell>
        </table:table-row>
        <table:table-row table:style-name="ro1">
          <table:table-cell table:number-columns-repeated="3"/>
          <table:table-cell table:formula="of:=[.D73]+0.01" office:value-type="float" office:value="0.7">
            <text:p>0.7</text:p>
          </table:table-cell>
          <table:table-cell table:formula="of:=SIN([.D74]*[.$E$2]*PI()+[.$D$2])" office:value-type="float" office:value="-0.587785252292489">
            <text:p>-0.5877852523</text:p>
          </table:table-cell>
          <table:table-cell table:formula="of:=[.E74]*[.$F$2]+[.D74]" office:value-type="float" office:value="0.652977179816601">
            <text:p>0.6529771798</text:p>
          </table:table-cell>
          <table:table-cell table:number-columns-repeated="8"/>
          <table:table-cell table:formula="of:=CONCATENATE(&quot;l.Add(new Point(&quot;;ROUND([.D73];2);&quot;, &quot;;ROUND([.F73];3);&quot;));&quot;)" office:value-type="string" office:string-value="l.Add(new Point(0.69, 0.68));">
            <text:p>l.Add(new Point(0.69, 0.68));</text:p>
          </table:table-cell>
        </table:table-row>
        <table:table-row table:style-name="ro1">
          <table:table-cell table:number-columns-repeated="3"/>
          <table:table-cell table:formula="of:=[.D74]+0.01" office:value-type="float" office:value="0.71">
            <text:p>0.71</text:p>
          </table:table-cell>
          <table:table-cell table:formula="of:=SIN([.D75]*[.$E$2]*PI()+[.$D$2])" office:value-type="float" office:value="-0.904827052466027">
            <text:p>-0.9048270525</text:p>
          </table:table-cell>
          <table:table-cell table:formula="of:=[.E75]*[.$F$2]+[.D75]" office:value-type="float" office:value="0.637613835802718">
            <text:p>0.6376138358</text:p>
          </table:table-cell>
          <table:table-cell table:number-columns-repeated="8"/>
          <table:table-cell table:formula="of:=CONCATENATE(&quot;l.Add(new Point(&quot;;ROUND([.D74];2);&quot;, &quot;;ROUND([.F74];3);&quot;));&quot;)" office:value-type="string" office:string-value="l.Add(new Point(0.7, 0.653));">
            <text:p>l.Add(new Point(0.7, 0.653));</text:p>
          </table:table-cell>
        </table:table-row>
        <table:table-row table:style-name="ro1">
          <table:table-cell table:number-columns-repeated="3"/>
          <table:table-cell table:formula="of:=[.D75]+0.01" office:value-type="float" office:value="0.72">
            <text:p>0.72</text:p>
          </table:table-cell>
          <table:table-cell table:formula="of:=SIN([.D76]*[.$E$2]*PI()+[.$D$2])" office:value-type="float" office:value="-0.99802672842827">
            <text:p>-0.9980267284</text:p>
          </table:table-cell>
          <table:table-cell table:formula="of:=[.E76]*[.$F$2]+[.D76]" office:value-type="float" office:value="0.640157861725739">
            <text:p>0.6401578617</text:p>
          </table:table-cell>
          <table:table-cell table:number-columns-repeated="8"/>
          <table:table-cell table:formula="of:=CONCATENATE(&quot;l.Add(new Point(&quot;;ROUND([.D75];2);&quot;, &quot;;ROUND([.F75];3);&quot;));&quot;)" office:value-type="string" office:string-value="l.Add(new Point(0.71, 0.638));">
            <text:p>l.Add(new Point(0.71, 0.638));</text:p>
          </table:table-cell>
        </table:table-row>
        <table:table-row table:style-name="ro1">
          <table:table-cell table:number-columns-repeated="3"/>
          <table:table-cell table:formula="of:=[.D76]+0.01" office:value-type="float" office:value="0.73">
            <text:p>0.73</text:p>
          </table:table-cell>
          <table:table-cell table:formula="of:=SIN([.D77]*[.$E$2]*PI()+[.$D$2])" office:value-type="float" office:value="-0.844327925502005">
            <text:p>-0.8443279255</text:p>
          </table:table-cell>
          <table:table-cell table:formula="of:=[.E77]*[.$F$2]+[.D77]" office:value-type="float" office:value="0.66245376595984">
            <text:p>0.662453766</text:p>
          </table:table-cell>
          <table:table-cell table:number-columns-repeated="8"/>
          <table:table-cell table:formula="of:=CONCATENATE(&quot;l.Add(new Point(&quot;;ROUND([.D76];2);&quot;, &quot;;ROUND([.F76];3);&quot;));&quot;)" office:value-type="string" office:string-value="l.Add(new Point(0.72, 0.64));">
            <text:p>l.Add(new Point(0.72, 0.64));</text:p>
          </table:table-cell>
        </table:table-row>
        <table:table-row table:style-name="ro1">
          <table:table-cell table:number-columns-repeated="3"/>
          <table:table-cell table:formula="of:=[.D77]+0.01" office:value-type="float" office:value="0.74">
            <text:p>0.74</text:p>
          </table:table-cell>
          <table:table-cell table:formula="of:=SIN([.D78]*[.$E$2]*PI()+[.$D$2])" office:value-type="float" office:value="-0.481753674101695">
            <text:p>-0.4817536741</text:p>
          </table:table-cell>
          <table:table-cell table:formula="of:=[.E78]*[.$F$2]+[.D78]" office:value-type="float" office:value="0.701459706071865">
            <text:p>0.7014597061</text:p>
          </table:table-cell>
          <table:table-cell table:number-columns-repeated="8"/>
          <table:table-cell table:formula="of:=CONCATENATE(&quot;l.Add(new Point(&quot;;ROUND([.D77];2);&quot;, &quot;;ROUND([.F77];3);&quot;));&quot;)" office:value-type="string" office:string-value="l.Add(new Point(0.73, 0.662));">
            <text:p>l.Add(new Point(0.73, 0.662));</text:p>
          </table:table-cell>
        </table:table-row>
        <table:table-row table:style-name="ro1">
          <table:table-cell table:number-columns-repeated="3"/>
          <table:table-cell table:formula="of:=[.D78]+0.01" office:value-type="float" office:value="0.75">
            <text:p>0.75</text:p>
          </table:table-cell>
          <table:table-cell table:formula="of:=SIN([.D79]*[.$E$2]*PI()+[.$D$2])" office:value-type="float" office:value="0.0000000000000198467059138262">
            <text:p>1.98467059138262E-014</text:p>
          </table:table-cell>
          <table:table-cell table:formula="of:=[.E79]*[.$F$2]+[.D79]" office:value-type="float" office:value="0.750000000000002">
            <text:p>0.75</text:p>
          </table:table-cell>
          <table:table-cell table:number-columns-repeated="8"/>
          <table:table-cell table:formula="of:=CONCATENATE(&quot;l.Add(new Point(&quot;;ROUND([.D78];2);&quot;, &quot;;ROUND([.F78];3);&quot;));&quot;)" office:value-type="string" office:string-value="l.Add(new Point(0.74, 0.701));">
            <text:p>l.Add(new Point(0.74, 0.701));</text:p>
          </table:table-cell>
        </table:table-row>
        <table:table-row table:style-name="ro1">
          <table:table-cell table:number-columns-repeated="3"/>
          <table:table-cell table:formula="of:=[.D79]+0.01" office:value-type="float" office:value="0.76">
            <text:p>0.76</text:p>
          </table:table-cell>
          <table:table-cell table:formula="of:=SIN([.D80]*[.$E$2]*PI()+[.$D$2])" office:value-type="float" office:value="0.481753674101736">
            <text:p>0.4817536741</text:p>
          </table:table-cell>
          <table:table-cell table:formula="of:=[.E80]*[.$F$2]+[.D80]" office:value-type="float" office:value="0.798540293928139">
            <text:p>0.7985402939</text:p>
          </table:table-cell>
          <table:table-cell table:number-columns-repeated="8"/>
          <table:table-cell table:formula="of:=CONCATENATE(&quot;l.Add(new Point(&quot;;ROUND([.D79];2);&quot;, &quot;;ROUND([.F79];3);&quot;));&quot;)" office:value-type="string" office:string-value="l.Add(new Point(0.75, 0.75));">
            <text:p>l.Add(new Point(0.75, 0.75));</text:p>
          </table:table-cell>
        </table:table-row>
        <table:table-row table:style-name="ro1">
          <table:table-cell table:number-columns-repeated="3"/>
          <table:table-cell table:formula="of:=[.D80]+0.01" office:value-type="float" office:value="0.77">
            <text:p>0.77</text:p>
          </table:table-cell>
          <table:table-cell table:formula="of:=SIN([.D81]*[.$E$2]*PI()+[.$D$2])" office:value-type="float" office:value="0.844327925502026">
            <text:p>0.8443279255</text:p>
          </table:table-cell>
          <table:table-cell table:formula="of:=[.E81]*[.$F$2]+[.D81]" office:value-type="float" office:value="0.837546234040163">
            <text:p>0.837546234</text:p>
          </table:table-cell>
          <table:table-cell table:number-columns-repeated="8"/>
          <table:table-cell table:formula="of:=CONCATENATE(&quot;l.Add(new Point(&quot;;ROUND([.D80];2);&quot;, &quot;;ROUND([.F80];3);&quot;));&quot;)" office:value-type="string" office:string-value="l.Add(new Point(0.76, 0.799));">
            <text:p>l.Add(new Point(0.76, 0.799));</text:p>
          </table:table-cell>
        </table:table-row>
        <table:table-row table:style-name="ro1">
          <table:table-cell table:number-columns-repeated="3"/>
          <table:table-cell table:formula="of:=[.D81]+0.01" office:value-type="float" office:value="0.78">
            <text:p>0.78</text:p>
          </table:table-cell>
          <table:table-cell table:formula="of:=SIN([.D82]*[.$E$2]*PI()+[.$D$2])" office:value-type="float" office:value="0.998026728428273">
            <text:p>0.9980267284</text:p>
          </table:table-cell>
          <table:table-cell table:formula="of:=[.E82]*[.$F$2]+[.D82]" office:value-type="float" office:value="0.859842138274262">
            <text:p>0.8598421383</text:p>
          </table:table-cell>
          <table:table-cell table:number-columns-repeated="8"/>
          <table:table-cell table:formula="of:=CONCATENATE(&quot;l.Add(new Point(&quot;;ROUND([.D81];2);&quot;, &quot;;ROUND([.F81];3);&quot;));&quot;)" office:value-type="string" office:string-value="l.Add(new Point(0.77, 0.838));">
            <text:p>l.Add(new Point(0.77, 0.838));</text:p>
          </table:table-cell>
        </table:table-row>
        <table:table-row table:style-name="ro1">
          <table:table-cell table:number-columns-repeated="3"/>
          <table:table-cell table:formula="of:=[.D82]+0.01" office:value-type="float" office:value="0.790000000000001">
            <text:p>0.79</text:p>
          </table:table-cell>
          <table:table-cell table:formula="of:=SIN([.D83]*[.$E$2]*PI()+[.$D$2])" office:value-type="float" office:value="0.90482705246601">
            <text:p>0.9048270525</text:p>
          </table:table-cell>
          <table:table-cell table:formula="of:=[.E83]*[.$F$2]+[.D83]" office:value-type="float" office:value="0.862386164197281">
            <text:p>0.8623861642</text:p>
          </table:table-cell>
          <table:table-cell table:number-columns-repeated="8"/>
          <table:table-cell table:formula="of:=CONCATENATE(&quot;l.Add(new Point(&quot;;ROUND([.D82];2);&quot;, &quot;;ROUND([.F82];3);&quot;));&quot;)" office:value-type="string" office:string-value="l.Add(new Point(0.78, 0.86));">
            <text:p>l.Add(new Point(0.78, 0.86));</text:p>
          </table:table-cell>
        </table:table-row>
        <table:table-row table:style-name="ro1">
          <table:table-cell table:number-columns-repeated="3"/>
          <table:table-cell table:formula="of:=[.D83]+0.01" office:value-type="float" office:value="0.8">
            <text:p>0.8</text:p>
          </table:table-cell>
          <table:table-cell table:formula="of:=SIN([.D84]*[.$E$2]*PI()+[.$D$2])" office:value-type="float" office:value="0.587785252292457">
            <text:p>0.5877852523</text:p>
          </table:table-cell>
          <table:table-cell table:formula="of:=[.E84]*[.$F$2]+[.D84]" office:value-type="float" office:value="0.847022820183397">
            <text:p>0.8470228202</text:p>
          </table:table-cell>
          <table:table-cell table:number-columns-repeated="8"/>
          <table:table-cell table:formula="of:=CONCATENATE(&quot;l.Add(new Point(&quot;;ROUND([.D83];2);&quot;, &quot;;ROUND([.F83];3);&quot;));&quot;)" office:value-type="string" office:string-value="l.Add(new Point(0.79, 0.862));">
            <text:p>l.Add(new Point(0.79, 0.862));</text:p>
          </table:table-cell>
        </table:table-row>
        <table:table-row table:style-name="ro1">
          <table:table-cell table:number-columns-repeated="3"/>
          <table:table-cell table:formula="of:=[.D84]+0.01" office:value-type="float" office:value="0.810000000000001">
            <text:p>0.81</text:p>
          </table:table-cell>
          <table:table-cell table:formula="of:=SIN([.D85]*[.$E$2]*PI()+[.$D$2])" office:value-type="float" office:value="0.12533323356428">
            <text:p>0.1253332336</text:p>
          </table:table-cell>
          <table:table-cell table:formula="of:=[.E85]*[.$F$2]+[.D85]" office:value-type="float" office:value="0.820026658685143">
            <text:p>0.8200266587</text:p>
          </table:table-cell>
          <table:table-cell table:number-columns-repeated="8"/>
          <table:table-cell table:formula="of:=CONCATENATE(&quot;l.Add(new Point(&quot;;ROUND([.D84];2);&quot;, &quot;;ROUND([.F84];3);&quot;));&quot;)" office:value-type="string" office:string-value="l.Add(new Point(0.8, 0.847));">
            <text:p>l.Add(new Point(0.8, 0.847));</text:p>
          </table:table-cell>
        </table:table-row>
        <table:table-row table:style-name="ro1">
          <table:table-cell table:number-columns-repeated="3"/>
          <table:table-cell table:formula="of:=[.D85]+0.01" office:value-type="float" office:value="0.82">
            <text:p>0.82</text:p>
          </table:table-cell>
          <table:table-cell table:formula="of:=SIN([.D86]*[.$E$2]*PI()+[.$D$2])" office:value-type="float" office:value="-0.368124552684698">
            <text:p>-0.3681245527</text:p>
          </table:table-cell>
          <table:table-cell table:formula="of:=[.E86]*[.$F$2]+[.D86]" office:value-type="float" office:value="0.790550035785225">
            <text:p>0.7905500358</text:p>
          </table:table-cell>
          <table:table-cell table:number-columns-repeated="8"/>
          <table:table-cell table:formula="of:=CONCATENATE(&quot;l.Add(new Point(&quot;;ROUND([.D85];2);&quot;, &quot;;ROUND([.F85];3);&quot;));&quot;)" office:value-type="string" office:string-value="l.Add(new Point(0.81, 0.82));">
            <text:p>l.Add(new Point(0.81, 0.82));</text:p>
          </table:table-cell>
        </table:table-row>
        <table:table-row table:style-name="ro1">
          <table:table-cell table:number-columns-repeated="3"/>
          <table:table-cell table:formula="of:=[.D86]+0.01" office:value-type="float" office:value="0.83">
            <text:p>0.83</text:p>
          </table:table-cell>
          <table:table-cell table:formula="of:=SIN([.D87]*[.$E$2]*PI()+[.$D$2])" office:value-type="float" office:value="-0.770513242775805">
            <text:p>-0.7705132428</text:p>
          </table:table-cell>
          <table:table-cell table:formula="of:=[.E87]*[.$F$2]+[.D87]" office:value-type="float" office:value="0.768358940577936">
            <text:p>0.7683589406</text:p>
          </table:table-cell>
          <table:table-cell table:number-columns-repeated="8"/>
          <table:table-cell table:formula="of:=CONCATENATE(&quot;l.Add(new Point(&quot;;ROUND([.D86];2);&quot;, &quot;;ROUND([.F86];3);&quot;));&quot;)" office:value-type="string" office:string-value="l.Add(new Point(0.82, 0.791));">
            <text:p>l.Add(new Point(0.82, 0.791));</text:p>
          </table:table-cell>
        </table:table-row>
        <table:table-row table:style-name="ro1">
          <table:table-cell table:number-columns-repeated="3"/>
          <table:table-cell table:formula="of:=[.D87]+0.01" office:value-type="float" office:value="0.84">
            <text:p>0.84</text:p>
          </table:table-cell>
          <table:table-cell table:formula="of:=SIN([.D88]*[.$E$2]*PI()+[.$D$2])" office:value-type="float" office:value="-0.982287250728693">
            <text:p>-0.9822872507</text:p>
          </table:table-cell>
          <table:table-cell table:formula="of:=[.E88]*[.$F$2]+[.D88]" office:value-type="float" office:value="0.761417019941705">
            <text:p>0.7614170199</text:p>
          </table:table-cell>
          <table:table-cell table:number-columns-repeated="8"/>
          <table:table-cell table:formula="of:=CONCATENATE(&quot;l.Add(new Point(&quot;;ROUND([.D87];2);&quot;, &quot;;ROUND([.F87];3);&quot;));&quot;)" office:value-type="string" office:string-value="l.Add(new Point(0.83, 0.768));">
            <text:p>l.Add(new Point(0.83, 0.768));</text:p>
          </table:table-cell>
        </table:table-row>
        <table:table-row table:style-name="ro1">
          <table:table-cell table:number-columns-repeated="3"/>
          <table:table-cell table:formula="of:=[.D88]+0.01" office:value-type="float" office:value="0.850000000000001">
            <text:p>0.85</text:p>
          </table:table-cell>
          <table:table-cell table:formula="of:=SIN([.D89]*[.$E$2]*PI()+[.$D$2])" office:value-type="float" office:value="-0.951056516295145">
            <text:p>-0.9510565163</text:p>
          </table:table-cell>
          <table:table-cell table:formula="of:=[.E89]*[.$F$2]+[.D89]" office:value-type="float" office:value="0.773915478696389">
            <text:p>0.7739154787</text:p>
          </table:table-cell>
          <table:table-cell table:number-columns-repeated="8"/>
          <table:table-cell table:formula="of:=CONCATENATE(&quot;l.Add(new Point(&quot;;ROUND([.D88];2);&quot;, &quot;;ROUND([.F88];3);&quot;));&quot;)" office:value-type="string" office:string-value="l.Add(new Point(0.84, 0.761));">
            <text:p>l.Add(new Point(0.84, 0.761));</text:p>
          </table:table-cell>
        </table:table-row>
        <table:table-row table:style-name="ro1">
          <table:table-cell table:number-columns-repeated="3"/>
          <table:table-cell table:formula="of:=[.D89]+0.01" office:value-type="float" office:value="0.860000000000001">
            <text:p>0.86</text:p>
          </table:table-cell>
          <table:table-cell table:formula="of:=SIN([.D90]*[.$E$2]*PI()+[.$D$2])" office:value-type="float" office:value="-0.684547105928671">
            <text:p>-0.6845471059</text:p>
          </table:table-cell>
          <table:table-cell table:formula="of:=[.E90]*[.$F$2]+[.D90]" office:value-type="float" office:value="0.805236231525707">
            <text:p>0.8052362315</text:p>
          </table:table-cell>
          <table:table-cell table:number-columns-repeated="8"/>
          <table:table-cell table:formula="of:=CONCATENATE(&quot;l.Add(new Point(&quot;;ROUND([.D89];2);&quot;, &quot;;ROUND([.F89];3);&quot;));&quot;)" office:value-type="string" office:string-value="l.Add(new Point(0.85, 0.774));">
            <text:p>l.Add(new Point(0.85, 0.774));</text:p>
          </table:table-cell>
        </table:table-row>
        <table:table-row table:style-name="ro1">
          <table:table-cell table:number-columns-repeated="3"/>
          <table:table-cell table:formula="of:=[.D90]+0.01" office:value-type="float" office:value="0.87">
            <text:p>0.87</text:p>
          </table:table-cell>
          <table:table-cell table:formula="of:=SIN([.D91]*[.$E$2]*PI()+[.$D$2])" office:value-type="float" office:value="-0.248689887164828">
            <text:p>-0.2486898872</text:p>
          </table:table-cell>
          <table:table-cell table:formula="of:=[.E91]*[.$F$2]+[.D91]" office:value-type="float" office:value="0.850104809026814">
            <text:p>0.850104809</text:p>
          </table:table-cell>
          <table:table-cell table:number-columns-repeated="8"/>
          <table:table-cell table:formula="of:=CONCATENATE(&quot;l.Add(new Point(&quot;;ROUND([.D90];2);&quot;, &quot;;ROUND([.F90];3);&quot;));&quot;)" office:value-type="string" office:string-value="l.Add(new Point(0.86, 0.805));">
            <text:p>l.Add(new Point(0.86, 0.805));</text:p>
          </table:table-cell>
        </table:table-row>
        <table:table-row table:style-name="ro1">
          <table:table-cell table:number-columns-repeated="3"/>
          <table:table-cell table:formula="of:=[.D91]+0.01" office:value-type="float" office:value="0.88">
            <text:p>0.88</text:p>
          </table:table-cell>
          <table:table-cell table:formula="of:=SIN([.D92]*[.$E$2]*PI()+[.$D$2])" office:value-type="float" office:value="0.248689887164879">
            <text:p>0.2486898872</text:p>
          </table:table-cell>
          <table:table-cell table:formula="of:=[.E92]*[.$F$2]+[.D92]" office:value-type="float" office:value="0.899895190973191">
            <text:p>0.899895191</text:p>
          </table:table-cell>
          <table:table-cell table:number-columns-repeated="8"/>
          <table:table-cell table:formula="of:=CONCATENATE(&quot;l.Add(new Point(&quot;;ROUND([.D91];2);&quot;, &quot;;ROUND([.F91];3);&quot;));&quot;)" office:value-type="string" office:string-value="l.Add(new Point(0.87, 0.85));">
            <text:p>l.Add(new Point(0.87, 0.85));</text:p>
          </table:table-cell>
        </table:table-row>
        <table:table-row table:style-name="ro1">
          <table:table-cell table:number-columns-repeated="3"/>
          <table:table-cell table:formula="of:=[.D92]+0.01" office:value-type="float" office:value="0.890000000000001">
            <text:p>0.89</text:p>
          </table:table-cell>
          <table:table-cell table:formula="of:=SIN([.D93]*[.$E$2]*PI()+[.$D$2])" office:value-type="float" office:value="0.68454710592871">
            <text:p>0.6845471059</text:p>
          </table:table-cell>
          <table:table-cell table:formula="of:=[.E93]*[.$F$2]+[.D93]" office:value-type="float" office:value="0.944763768474297">
            <text:p>0.9447637685</text:p>
          </table:table-cell>
          <table:table-cell table:number-columns-repeated="8"/>
          <table:table-cell table:formula="of:=CONCATENATE(&quot;l.Add(new Point(&quot;;ROUND([.D92];2);&quot;, &quot;;ROUND([.F92];3);&quot;));&quot;)" office:value-type="string" office:string-value="l.Add(new Point(0.88, 0.9));">
            <text:p>l.Add(new Point(0.88, 0.9));</text:p>
          </table:table-cell>
        </table:table-row>
        <table:table-row table:style-name="ro1">
          <table:table-cell table:number-columns-repeated="3"/>
          <table:table-cell table:formula="of:=[.D93]+0.01" office:value-type="float" office:value="0.900000000000001">
            <text:p>0.9</text:p>
          </table:table-cell>
          <table:table-cell table:formula="of:=SIN([.D94]*[.$E$2]*PI()+[.$D$2])" office:value-type="float" office:value="0.951056516295162">
            <text:p>0.9510565163</text:p>
          </table:table-cell>
          <table:table-cell table:formula="of:=[.E94]*[.$F$2]+[.D94]" office:value-type="float" office:value="0.976084521303613">
            <text:p>0.9760845213</text:p>
          </table:table-cell>
          <table:table-cell table:number-columns-repeated="8"/>
          <table:table-cell table:formula="of:=CONCATENATE(&quot;l.Add(new Point(&quot;;ROUND([.D93];2);&quot;, &quot;;ROUND([.F93];3);&quot;));&quot;)" office:value-type="string" office:string-value="l.Add(new Point(0.89, 0.945));">
            <text:p>l.Add(new Point(0.89, 0.945));</text:p>
          </table:table-cell>
        </table:table-row>
        <table:table-row table:style-name="ro1">
          <table:table-cell table:number-columns-repeated="3"/>
          <table:table-cell table:formula="of:=[.D94]+0.01" office:value-type="float" office:value="0.910000000000001">
            <text:p>0.91</text:p>
          </table:table-cell>
          <table:table-cell table:formula="of:=SIN([.D95]*[.$E$2]*PI()+[.$D$2])" office:value-type="float" office:value="0.982287250728683">
            <text:p>0.9822872507</text:p>
          </table:table-cell>
          <table:table-cell table:formula="of:=[.E95]*[.$F$2]+[.D95]" office:value-type="float" office:value="0.988582980058295">
            <text:p>0.9885829801</text:p>
          </table:table-cell>
          <table:table-cell table:number-columns-repeated="8"/>
          <table:table-cell table:formula="of:=CONCATENATE(&quot;l.Add(new Point(&quot;;ROUND([.D94];2);&quot;, &quot;;ROUND([.F94];3);&quot;));&quot;)" office:value-type="string" office:string-value="l.Add(new Point(0.9, 0.976));">
            <text:p>l.Add(new Point(0.9, 0.976));</text:p>
          </table:table-cell>
        </table:table-row>
        <table:table-row table:style-name="ro1">
          <table:table-cell table:number-columns-repeated="3"/>
          <table:table-cell table:formula="of:=[.D95]+0.01" office:value-type="float" office:value="0.92">
            <text:p>0.92</text:p>
          </table:table-cell>
          <table:table-cell table:formula="of:=SIN([.D96]*[.$E$2]*PI()+[.$D$2])" office:value-type="float" office:value="0.770513242775771">
            <text:p>0.7705132428</text:p>
          </table:table-cell>
          <table:table-cell table:formula="of:=[.E96]*[.$F$2]+[.D96]" office:value-type="float" office:value="0.981641059422062">
            <text:p>0.9816410594</text:p>
          </table:table-cell>
          <table:table-cell table:number-columns-repeated="8"/>
          <table:table-cell table:formula="of:=CONCATENATE(&quot;l.Add(new Point(&quot;;ROUND([.D95];2);&quot;, &quot;;ROUND([.F95];3);&quot;));&quot;)" office:value-type="string" office:string-value="l.Add(new Point(0.91, 0.989));">
            <text:p>l.Add(new Point(0.91, 0.989));</text:p>
          </table:table-cell>
        </table:table-row>
        <table:table-row table:style-name="ro1">
          <table:table-cell table:number-columns-repeated="3"/>
          <table:table-cell table:formula="of:=[.D96]+0.01" office:value-type="float" office:value="0.930000000000001">
            <text:p>0.93</text:p>
          </table:table-cell>
          <table:table-cell table:formula="of:=SIN([.D97]*[.$E$2]*PI()+[.$D$2])" office:value-type="float" office:value="0.368124552684655">
            <text:p>0.3681245527</text:p>
          </table:table-cell>
          <table:table-cell table:formula="of:=[.E97]*[.$F$2]+[.D97]" office:value-type="float" office:value="0.959449964214773">
            <text:p>0.9594499642</text:p>
          </table:table-cell>
          <table:table-cell table:number-columns-repeated="8"/>
          <table:table-cell table:formula="of:=CONCATENATE(&quot;l.Add(new Point(&quot;;ROUND([.D96];2);&quot;, &quot;;ROUND([.F96];3);&quot;));&quot;)" office:value-type="string" office:string-value="l.Add(new Point(0.92, 0.982));">
            <text:p>l.Add(new Point(0.92, 0.982));</text:p>
          </table:table-cell>
        </table:table-row>
        <table:table-row table:style-name="ro1">
          <table:table-cell table:number-columns-repeated="3"/>
          <table:table-cell table:formula="of:=[.D97]+0.01" office:value-type="float" office:value="0.940000000000001">
            <text:p>0.94</text:p>
          </table:table-cell>
          <table:table-cell table:formula="of:=SIN([.D98]*[.$E$2]*PI()+[.$D$2])" office:value-type="float" office:value="-0.125333233564333">
            <text:p>-0.1253332336</text:p>
          </table:table-cell>
          <table:table-cell table:formula="of:=[.E98]*[.$F$2]+[.D98]" office:value-type="float" office:value="0.929973341314854">
            <text:p>0.9299733413</text:p>
          </table:table-cell>
          <table:table-cell table:number-columns-repeated="8"/>
          <table:table-cell table:formula="of:=CONCATENATE(&quot;l.Add(new Point(&quot;;ROUND([.D97];2);&quot;, &quot;;ROUND([.F97];3);&quot;));&quot;)" office:value-type="string" office:string-value="l.Add(new Point(0.93, 0.959));">
            <text:p>l.Add(new Point(0.93, 0.959));</text:p>
          </table:table-cell>
        </table:table-row>
        <table:table-row table:style-name="ro1">
          <table:table-cell table:number-columns-repeated="3"/>
          <table:table-cell table:formula="of:=[.D98]+0.01" office:value-type="float" office:value="0.950000000000001">
            <text:p>0.95</text:p>
          </table:table-cell>
          <table:table-cell table:formula="of:=SIN([.D99]*[.$E$2]*PI()+[.$D$2])" office:value-type="float" office:value="-0.587785252292495">
            <text:p>-0.5877852523</text:p>
          </table:table-cell>
          <table:table-cell table:formula="of:=[.E99]*[.$F$2]+[.D99]" office:value-type="float" office:value="0.902977179816601">
            <text:p>0.9029771798</text:p>
          </table:table-cell>
          <table:table-cell table:number-columns-repeated="8"/>
          <table:table-cell table:formula="of:=CONCATENATE(&quot;l.Add(new Point(&quot;;ROUND([.D98];2);&quot;, &quot;;ROUND([.F98];3);&quot;));&quot;)" office:value-type="string" office:string-value="l.Add(new Point(0.94, 0.93));">
            <text:p>l.Add(new Point(0.94, 0.93));</text:p>
          </table:table-cell>
        </table:table-row>
        <table:table-row table:style-name="ro1">
          <table:table-cell table:number-columns-repeated="3"/>
          <table:table-cell table:formula="of:=[.D99]+0.01" office:value-type="float" office:value="0.960000000000001">
            <text:p>0.96</text:p>
          </table:table-cell>
          <table:table-cell table:formula="of:=SIN([.D100]*[.$E$2]*PI()+[.$D$2])" office:value-type="float" office:value="-0.904827052466033">
            <text:p>-0.9048270525</text:p>
          </table:table-cell>
          <table:table-cell table:formula="of:=[.E100]*[.$F$2]+[.D100]" office:value-type="float" office:value="0.887613835802718">
            <text:p>0.8876138358</text:p>
          </table:table-cell>
          <table:table-cell table:number-columns-repeated="8"/>
          <table:table-cell table:formula="of:=CONCATENATE(&quot;l.Add(new Point(&quot;;ROUND([.D99];2);&quot;, &quot;;ROUND([.F99];3);&quot;));&quot;)" office:value-type="string" office:string-value="l.Add(new Point(0.95, 0.903));">
            <text:p>l.Add(new Point(0.95, 0.903));</text:p>
          </table:table-cell>
        </table:table-row>
        <table:table-row table:style-name="ro1">
          <table:table-cell table:number-columns-repeated="3"/>
          <table:table-cell table:formula="of:=[.D100]+0.01" office:value-type="float" office:value="0.970000000000001">
            <text:p>0.97</text:p>
          </table:table-cell>
          <table:table-cell table:formula="of:=SIN([.D101]*[.$E$2]*PI()+[.$D$2])" office:value-type="float" office:value="-0.99802672842827">
            <text:p>-0.9980267284</text:p>
          </table:table-cell>
          <table:table-cell table:formula="of:=[.E101]*[.$F$2]+[.D101]" office:value-type="float" office:value="0.890157861725739">
            <text:p>0.8901578617</text:p>
          </table:table-cell>
          <table:table-cell table:number-columns-repeated="8"/>
          <table:table-cell table:formula="of:=CONCATENATE(&quot;l.Add(new Point(&quot;;ROUND([.D100];2);&quot;, &quot;;ROUND([.F100];3);&quot;));&quot;)" office:value-type="string" office:string-value="l.Add(new Point(0.96, 0.888));">
            <text:p>l.Add(new Point(0.96, 0.888));</text:p>
          </table:table-cell>
        </table:table-row>
        <table:table-row table:style-name="ro1">
          <table:table-cell table:number-columns-repeated="3"/>
          <table:table-cell table:formula="of:=[.D101]+0.01" office:value-type="float" office:value="0.980000000000001">
            <text:p>0.98</text:p>
          </table:table-cell>
          <table:table-cell table:formula="of:=SIN([.D102]*[.$E$2]*PI()+[.$D$2])" office:value-type="float" office:value="-0.844327925501998">
            <text:p>-0.8443279255</text:p>
          </table:table-cell>
          <table:table-cell table:formula="of:=[.E102]*[.$F$2]+[.D102]" office:value-type="float" office:value="0.912453765959841">
            <text:p>0.912453766</text:p>
          </table:table-cell>
          <table:table-cell table:number-columns-repeated="8"/>
          <table:table-cell table:formula="of:=CONCATENATE(&quot;l.Add(new Point(&quot;;ROUND([.D101];2);&quot;, &quot;;ROUND([.F101];3);&quot;));&quot;)" office:value-type="string" office:string-value="l.Add(new Point(0.97, 0.89));">
            <text:p>l.Add(new Point(0.97, 0.89));</text:p>
          </table:table-cell>
        </table:table-row>
        <table:table-row table:style-name="ro1">
          <table:table-cell table:number-columns-repeated="3"/>
          <table:table-cell table:formula="of:=[.D102]+0.01" office:value-type="float" office:value="0.990000000000001">
            <text:p>0.99</text:p>
          </table:table-cell>
          <table:table-cell table:formula="of:=SIN([.D103]*[.$E$2]*PI()+[.$D$2])" office:value-type="float" office:value="-0.48175367410169">
            <text:p>-0.4817536741</text:p>
          </table:table-cell>
          <table:table-cell table:formula="of:=[.E103]*[.$F$2]+[.D103]" office:value-type="float" office:value="0.951459706071865">
            <text:p>0.9514597061</text:p>
          </table:table-cell>
          <table:table-cell table:number-columns-repeated="8"/>
          <table:table-cell table:formula="of:=CONCATENATE(&quot;l.Add(new Point(&quot;;ROUND([.D102];2);&quot;, &quot;;ROUND([.F102];3);&quot;));&quot;)" office:value-type="string" office:string-value="l.Add(new Point(0.98, 0.912));">
            <text:p>l.Add(new Point(0.98, 0.912));</text:p>
          </table:table-cell>
        </table:table-row>
        <table:table-row table:style-name="ro1">
          <table:table-cell table:number-columns-repeated="3"/>
          <table:table-cell table:formula="of:=[.D103]+0.01" office:value-type="float" office:value="1">
            <text:p>1</text:p>
          </table:table-cell>
          <table:table-cell table:formula="of:=SIN([.D104]*[.$E$2]*PI()+[.$D$2])" office:value-type="float" office:value="0.0000000000000335677019093692">
            <text:p>3.35677019093692E-014</text:p>
          </table:table-cell>
          <table:table-cell table:formula="of:=[.E104]*[.$F$2]+[.D104]" office:value-type="float" office:value="1">
            <text:p>1</text:p>
          </table:table-cell>
          <table:table-cell table:number-columns-repeated="8"/>
          <table:table-cell table:formula="of:=CONCATENATE(&quot;l.Add(new Point(&quot;;ROUND([.D103];2);&quot;, &quot;;ROUND([.F103];3);&quot;));&quot;)" office:value-type="string" office:string-value="l.Add(new Point(0.99, 0.951));">
            <text:p>l.Add(new Point(0.99, 0.951));</text:p>
          </table:table-cell>
        </table:table-row>
        <table:table-row table:style-name="ro1">
          <table:table-cell table:number-columns-repeated="3"/>
          <table:table-cell/>
          <table:table-cell table:number-columns-repeated="10"/>
          <table:table-cell table:formula="of:=CONCATENATE(&quot;l.Add(new Point(&quot;;ROUND([.D104];2);&quot;, &quot;;ROUND([.F104];3);&quot;));&quot;)" office:value-type="string" office:string-value="l.Add(new Point(1, 1));">
            <text:p>l.Add(new Point(1, 1));</text:p>
          </table:table-cell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3:46:42.40</meta:creation-date>
    <dc:date>2013-02-27T15:07:45.44</dc:date>
    <meta:editing-duration>PT1H5M52S</meta:editing-duration>
    <meta:editing-cycles>1</meta:editing-cycles>
    <meta:document-statistic meta:table-count="1" meta:cell-count="496" meta:object-count="1"/>
    <meta:generator>LibreOffice/3.6$Windows_x86 LibreOffice_project/e29a214-2bbed72-0621de6-a97528c-8f06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999999" draw:fill-color="#999999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6.588cm" xlink:href=".." xlink:type="simple" chart:class="chart:scatter" chart:style-name="ch1">
        <chart:legend chart:legend-position="end" svg:x="13.149cm" svg:y="7.72cm" style:legend-expansion="high" chart:style-name="ch2"/>
        <chart:plot-area chart:style-name="ch3" table:cell-range-address="Sheet1.D4:Sheet1.F104" svg:x="0.77cm" svg:y="1.459cm" svg:width="11.739cm" svg:height="14.378cm">
          <chartooo:coordinate-region svg:x="1.603cm" svg:y="1.671cm" svg:width="10.666cm" svg:height="13.9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4" chart:class="chart:scatter">
            <chart:domain table:cell-range-address="Sheet1.D4:Sheet1.D104"/>
            <chart:data-point chart:repeated="101"/>
          </chart:series>
          <chart:series chart:style-name="ch8" chart:values-cell-range-address="Sheet1.F4:Sheet1.F104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104</svg:desc>
                </draw:g>
              </table:table-cell>
              <table:table-cell office:value-type="float" office:value="0">
                <text:p>0</text:p>
                <draw:g>
                  <svg:desc>Sheet1.E4:Sheet1.E104</svg:desc>
                </draw:g>
              </table:table-cell>
              <table:table-cell office:value-type="float" office:value="0">
                <text:p>0</text:p>
                <draw:g>
                  <svg:desc>Sheet1.F4:Sheet1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0485402939281372">
                <text:p>0.0485402939281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875462340401612">
                <text:p>0.0875462340401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09842138274262">
                <text:p>0.109842138274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12386164197282">
                <text:p>0.112386164197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0970228201833979">
                <text:p>0.0970228201833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0700266586851443">
                <text:p>0.0700266586851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0405500357852257">
                <text:p>0.0405500357852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0183589405779368">
                <text:p>0.018358940577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0114170199417049">
                <text:p>0.0114170199417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0239154786963877">
                <text:p>0.0239154786963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68454710592869">
                <text:p>-0.68454710592869</text:p>
              </table:table-cell>
              <table:table-cell office:value-type="float" office:value="0.0552362315257048">
                <text:p>0.0552362315257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0.100104809026811">
                <text:p>0.100104809026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0.149895190973188">
                <text:p>0.14989519097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194763768474295">
                <text:p>0.194763768474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226084521303612">
                <text:p>0.226084521303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238582980058295">
                <text:p>0.238582980058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31641059422063">
                <text:p>0.231641059422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209449964214774">
                <text:p>0.209449964214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79973341314856">
                <text:p>0.179973341314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152977179816602">
                <text:p>0.152977179816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37613835802718">
                <text:p>0.137613835802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40157861725738">
                <text:p>0.14015786172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844327925502013">
                <text:p>-0.844327925502013</text:p>
              </table:table-cell>
              <table:table-cell office:value-type="float" office:value="0.162453765959839">
                <text:p>0.162453765959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481753674101712">
                <text:p>-0.481753674101712</text:p>
              </table:table-cell>
              <table:table-cell office:value-type="float" office:value="0.201459706071863">
                <text:p>0.201459706071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3.06285495914156E-015">
                <text:p>3.06285495914156E-0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298540293928137">
                <text:p>0.298540293928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844327925502017">
                <text:p>0.844327925502017</text:p>
              </table:table-cell>
              <table:table-cell office:value-type="float" office:value="0.337546234040161">
                <text:p>0.337546234040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359842138274262">
                <text:p>0.359842138274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04827052466018">
                <text:p>0.904827052466018</text:p>
              </table:table-cell>
              <table:table-cell office:value-type="float" office:value="0.362386164197282">
                <text:p>0.362386164197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69">
                <text:p>0.587785252292469</text:p>
              </table:table-cell>
              <table:table-cell office:value-type="float" office:value="0.347022820183398">
                <text:p>0.347022820183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125333233564299">
                <text:p>0.125333233564299</text:p>
              </table:table-cell>
              <table:table-cell office:value-type="float" office:value="0.320026658685144">
                <text:p>0.320026658685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368124552684682">
                <text:p>-0.368124552684682</text:p>
              </table:table-cell>
              <table:table-cell office:value-type="float" office:value="0.290550035785226">
                <text:p>0.290550035785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770513242775792">
                <text:p>-0.770513242775792</text:p>
              </table:table-cell>
              <table:table-cell office:value-type="float" office:value="0.268358940577937">
                <text:p>0.268358940577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98228725072869">
                <text:p>-0.98228725072869</text:p>
              </table:table-cell>
              <table:table-cell office:value-type="float" office:value="0.261417019941705">
                <text:p>0.261417019941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273915478696388">
                <text:p>0.273915478696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684547105928684">
                <text:p>-0.684547105928684</text:p>
              </table:table-cell>
              <table:table-cell office:value-type="float" office:value="0.305236231525705">
                <text:p>0.305236231525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248689887164847">
                <text:p>-0.248689887164847</text:p>
              </table:table-cell>
              <table:table-cell office:value-type="float" office:value="0.350104809026812">
                <text:p>0.350104809026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248689887164863">
                <text:p>0.248689887164863</text:p>
              </table:table-cell>
              <table:table-cell office:value-type="float" office:value="0.399895190973189">
                <text:p>0.399895190973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84547105928695">
                <text:p>0.684547105928695</text:p>
              </table:table-cell>
              <table:table-cell office:value-type="float" office:value="0.444763768474296">
                <text:p>0.444763768474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7">
                <text:p>0.951056516295157</text:p>
              </table:table-cell>
              <table:table-cell office:value-type="float" office:value="0.476084521303613">
                <text:p>0.476084521303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982287250728687">
                <text:p>0.982287250728687</text:p>
              </table:table-cell>
              <table:table-cell office:value-type="float" office:value="0.488582980058295">
                <text:p>0.488582980058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770513242775782">
                <text:p>0.770513242775782</text:p>
              </table:table-cell>
              <table:table-cell office:value-type="float" office:value="0.481641059422063">
                <text:p>0.481641059422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36812455268467">
                <text:p>0.36812455268467</text:p>
              </table:table-cell>
              <table:table-cell office:value-type="float" office:value="0.459449964214774">
                <text:p>0.459449964214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125333233564313">
                <text:p>-0.125333233564313</text:p>
              </table:table-cell>
              <table:table-cell office:value-type="float" office:value="0.429973341314855">
                <text:p>0.4299733413148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587785252292481">
                <text:p>-0.587785252292481</text:p>
              </table:table-cell>
              <table:table-cell office:value-type="float" office:value="0.402977179816602">
                <text:p>0.402977179816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-0.904827052466024">
                <text:p>-0.904827052466024</text:p>
              </table:table-cell>
              <table:table-cell office:value-type="float" office:value="0.387613835802718">
                <text:p>0.387613835802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390157861725739">
                <text:p>0.390157861725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0.844327925502009">
                <text:p>-0.844327925502009</text:p>
              </table:table-cell>
              <table:table-cell office:value-type="float" office:value="0.41245376595984">
                <text:p>0.41245376595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0.481753674101704">
                <text:p>-0.481753674101704</text:p>
              </table:table-cell>
              <table:table-cell office:value-type="float" office:value="0.451459706071864">
                <text:p>0.451459706071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9.67842359708362E-015">
                <text:p>9.67842359708362E-015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481753674101724">
                <text:p>0.481753674101724</text:p>
              </table:table-cell>
              <table:table-cell office:value-type="float" office:value="0.548540293928138">
                <text:p>0.548540293928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844327925502021">
                <text:p>0.844327925502021</text:p>
              </table:table-cell>
              <table:table-cell office:value-type="float" office:value="0.587546234040162">
                <text:p>0.587546234040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09842138274262">
                <text:p>0.609842138274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904827052466014">
                <text:p>0.904827052466014</text:p>
              </table:table-cell>
              <table:table-cell office:value-type="float" office:value="0.612386164197281">
                <text:p>0.612386164197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87785252292462">
                <text:p>0.587785252292462</text:p>
              </table:table-cell>
              <table:table-cell office:value-type="float" office:value="0.597022820183397">
                <text:p>0.597022820183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125333233564291">
                <text:p>0.125333233564291</text:p>
              </table:table-cell>
              <table:table-cell office:value-type="float" office:value="0.570026658685143">
                <text:p>0.570026658685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368124552684691">
                <text:p>-0.368124552684691</text:p>
              </table:table-cell>
              <table:table-cell office:value-type="float" office:value="0.540550035785225">
                <text:p>0.540550035785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770513242775799">
                <text:p>-0.770513242775799</text:p>
              </table:table-cell>
              <table:table-cell office:value-type="float" office:value="0.518358940577936">
                <text:p>0.518358940577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982287250728691">
                <text:p>-0.982287250728691</text:p>
              </table:table-cell>
              <table:table-cell office:value-type="float" office:value="0.511417019941705">
                <text:p>0.511417019941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">
                <text:p>-0.95105651629515</text:p>
              </table:table-cell>
              <table:table-cell office:value-type="float" office:value="0.523915478696388">
                <text:p>0.523915478696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84547105928679">
                <text:p>-0.684547105928679</text:p>
              </table:table-cell>
              <table:table-cell office:value-type="float" office:value="0.555236231525706">
                <text:p>0.5552362315257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248689887164841">
                <text:p>-0.248689887164841</text:p>
              </table:table-cell>
              <table:table-cell office:value-type="float" office:value="0.600104809026813">
                <text:p>0.6001048090268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248689887164869">
                <text:p>0.248689887164869</text:p>
              </table:table-cell>
              <table:table-cell office:value-type="float" office:value="0.64989519097319">
                <text:p>0.64989519097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845471059287">
                <text:p>0.6845471059287</text:p>
              </table:table-cell>
              <table:table-cell office:value-type="float" office:value="0.694763768474296">
                <text:p>0.694763768474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95105651629516">
                <text:p>0.95105651629516</text:p>
              </table:table-cell>
              <table:table-cell office:value-type="float" office:value="0.726084521303613">
                <text:p>0.7260845213036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982287250728685">
                <text:p>0.982287250728685</text:p>
              </table:table-cell>
              <table:table-cell office:value-type="float" office:value="0.738582980058295">
                <text:p>0.738582980058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77051324277578">
                <text:p>0.77051324277578</text:p>
              </table:table-cell>
              <table:table-cell office:value-type="float" office:value="0.731641059422063">
                <text:p>0.7316410594220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368124552684661">
                <text:p>0.368124552684661</text:p>
              </table:table-cell>
              <table:table-cell office:value-type="float" office:value="0.709449964214773">
                <text:p>0.709449964214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12533323356432">
                <text:p>-0.12533323356432</text:p>
              </table:table-cell>
              <table:table-cell office:value-type="float" office:value="0.679973341314855">
                <text:p>0.6799733413148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89">
                <text:p>-0.587785252292489</text:p>
              </table:table-cell>
              <table:table-cell office:value-type="float" office:value="0.652977179816601">
                <text:p>0.652977179816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04827052466027">
                <text:p>-0.904827052466027</text:p>
              </table:table-cell>
              <table:table-cell office:value-type="float" office:value="0.637613835802718">
                <text:p>0.63761383580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9802672842827">
                <text:p>-0.99802672842827</text:p>
              </table:table-cell>
              <table:table-cell office:value-type="float" office:value="0.640157861725739">
                <text:p>0.640157861725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844327925502005">
                <text:p>-0.844327925502005</text:p>
              </table:table-cell>
              <table:table-cell office:value-type="float" office:value="0.66245376595984">
                <text:p>0.66245376595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481753674101695">
                <text:p>-0.481753674101695</text:p>
              </table:table-cell>
              <table:table-cell office:value-type="float" office:value="0.701459706071865">
                <text:p>0.701459706071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00198467059138262">
                <text:p>0.0000000000000198467059138262</text:p>
              </table:table-cell>
              <table:table-cell office:value-type="float" office:value="0.750000000000002">
                <text:p>0.7500000000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481753674101736">
                <text:p>0.481753674101736</text:p>
              </table:table-cell>
              <table:table-cell office:value-type="float" office:value="0.798540293928139">
                <text:p>0.798540293928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844327925502026">
                <text:p>0.844327925502026</text:p>
              </table:table-cell>
              <table:table-cell office:value-type="float" office:value="0.837546234040163">
                <text:p>0.837546234040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998026728428273">
                <text:p>0.998026728428273</text:p>
              </table:table-cell>
              <table:table-cell office:value-type="float" office:value="0.859842138274262">
                <text:p>0.8598421382742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90482705246601">
                <text:p>0.90482705246601</text:p>
              </table:table-cell>
              <table:table-cell office:value-type="float" office:value="0.862386164197281">
                <text:p>0.862386164197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57">
                <text:p>0.587785252292457</text:p>
              </table:table-cell>
              <table:table-cell office:value-type="float" office:value="0.847022820183397">
                <text:p>0.8470228201833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12533323356428">
                <text:p>0.12533323356428</text:p>
              </table:table-cell>
              <table:table-cell office:value-type="float" office:value="0.820026658685143">
                <text:p>0.820026658685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368124552684698">
                <text:p>-0.368124552684698</text:p>
              </table:table-cell>
              <table:table-cell office:value-type="float" office:value="0.790550035785225">
                <text:p>0.790550035785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770513242775805">
                <text:p>-0.770513242775805</text:p>
              </table:table-cell>
              <table:table-cell office:value-type="float" office:value="0.768358940577936">
                <text:p>0.768358940577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982287250728693">
                <text:p>-0.982287250728693</text:p>
              </table:table-cell>
              <table:table-cell office:value-type="float" office:value="0.761417019941705">
                <text:p>0.76141701994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0.951056516295145">
                <text:p>-0.951056516295145</text:p>
              </table:table-cell>
              <table:table-cell office:value-type="float" office:value="0.773915478696389">
                <text:p>0.7739154786963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0.684547105928671">
                <text:p>-0.684547105928671</text:p>
              </table:table-cell>
              <table:table-cell office:value-type="float" office:value="0.805236231525707">
                <text:p>0.8052362315257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248689887164828">
                <text:p>-0.248689887164828</text:p>
              </table:table-cell>
              <table:table-cell office:value-type="float" office:value="0.850104809026814">
                <text:p>0.850104809026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248689887164879">
                <text:p>0.248689887164879</text:p>
              </table:table-cell>
              <table:table-cell office:value-type="float" office:value="0.899895190973191">
                <text:p>0.899895190973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68454710592871">
                <text:p>0.68454710592871</text:p>
              </table:table-cell>
              <table:table-cell office:value-type="float" office:value="0.944763768474297">
                <text:p>0.944763768474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51056516295162">
                <text:p>0.951056516295162</text:p>
              </table:table-cell>
              <table:table-cell office:value-type="float" office:value="0.976084521303613">
                <text:p>0.976084521303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82287250728683">
                <text:p>0.982287250728683</text:p>
              </table:table-cell>
              <table:table-cell office:value-type="float" office:value="0.988582980058295">
                <text:p>0.988582980058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770513242775771">
                <text:p>0.770513242775771</text:p>
              </table:table-cell>
              <table:table-cell office:value-type="float" office:value="0.981641059422062">
                <text:p>0.981641059422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8124552684655">
                <text:p>0.368124552684655</text:p>
              </table:table-cell>
              <table:table-cell office:value-type="float" office:value="0.959449964214773">
                <text:p>0.9594499642147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0.125333233564333">
                <text:p>-0.125333233564333</text:p>
              </table:table-cell>
              <table:table-cell office:value-type="float" office:value="0.929973341314854">
                <text:p>0.9299733413148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0.587785252292495">
                <text:p>-0.587785252292495</text:p>
              </table:table-cell>
              <table:table-cell office:value-type="float" office:value="0.902977179816601">
                <text:p>0.902977179816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-0.904827052466033">
                <text:p>-0.904827052466033</text:p>
              </table:table-cell>
              <table:table-cell office:value-type="float" office:value="0.887613835802718">
                <text:p>0.887613835802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-0.99802672842827">
                <text:p>-0.99802672842827</text:p>
              </table:table-cell>
              <table:table-cell office:value-type="float" office:value="0.890157861725739">
                <text:p>0.890157861725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-0.844327925501998">
                <text:p>-0.844327925501998</text:p>
              </table:table-cell>
              <table:table-cell office:value-type="float" office:value="0.912453765959841">
                <text:p>0.9124537659598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-0.48175367410169">
                <text:p>-0.48175367410169</text:p>
              </table:table-cell>
              <table:table-cell office:value-type="float" office:value="0.951459706071865">
                <text:p>0.9514597060718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0000335677019093692">
                <text:p>0.000000000000033567701909369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